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646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1193in" svg:y="0.1252in">
            <draw:object draw:notify-on-update-of-ranges="Sheet1.F1:Sheet1.F66 Sheet1.E1:Sheet1.E1 Sheet1.G1:Sheet1.G66 Sheet1.Q1:Sheet1.Q1 Sheet1.S1:Sheet1.S138 Sheet1.R1:Sheet1.R138 Sheet1.N1:Sheet1.N1 Sheet1.P1:Sheet1.P3 Sheet1.O1:Sheet1.O3 Sheet1.B1:Sheet1.B1 Sheet1.C2:Sheet1.C3 Sheet1.B2:Sheet1.B3 Sheet1.I1:Sheet1.I174 Sheet1.H1:Sheet1.H1 Sheet1.J1:Sheet1.J1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Quick heuristic</text:p>
          </table:table-cell>
          <table:table-cell table:number-columns-repeated="2"/>
          <table:table-cell table:style-name="ce1" office:value-type="string" calcext:value-type="string">
            <text:p>Baseline</text:p>
          </table:table-cell>
          <table:table-cell office:value-type="float" office:value="0.311" calcext:value-type="float">
            <text:p>0.311</text:p>
          </table:table-cell>
          <table:table-cell office:value-type="float" office:value="20.8426" calcext:value-type="float">
            <text:p>20.8426</text:p>
          </table:table-cell>
          <table:table-cell table:style-name="ce1" office:value-type="string" calcext:value-type="string">
            <text:p>Score on time</text:p>
          </table:table-cell>
          <table:table-cell office:value-type="float" office:value="1.034" calcext:value-type="float">
            <text:p>1.034</text:p>
          </table:table-cell>
          <table:table-cell office:value-type="float" office:value="19.6052" calcext:value-type="float">
            <text:p>19.6052</text:p>
          </table:table-cell>
          <table:table-cell table:style-name="ce1" office:value-type="string" calcext:value-type="string">
            <text:p>Full domination check</text:p>
          </table:table-cell>
          <table:table-cell office:value-type="string" calcext:value-type="string" table:number-columns-spanned="2" table:number-rows-spanned="1">
            <text:p>no results in 15s</text:p>
          </table:table-cell>
          <table:covered-table-cell/>
          <table:table-cell table:style-name="ce1" office:value-type="string" calcext:value-type="string">
            <text:p>Random search</text:p>
          </table:table-cell>
          <table:table-cell office:value-type="float" office:value="13.807" calcext:value-type="float">
            <text:p>13.807</text:p>
          </table:table-cell>
          <table:table-cell office:value-type="float" office:value="21.9613" calcext:value-type="float">
            <text:p>21.9613</text:p>
          </table:table-cell>
          <table:table-cell office:value-type="string" calcext:value-type="string">
            <text:p>Random bumps</text:p>
          </table:table-cell>
          <table:table-cell office:value-type="float" office:value="0.919" calcext:value-type="float">
            <text:p>0.919</text:p>
          </table:table-cell>
          <table:table-cell office:value-type="float" office:value="19.6052" calcext:value-type="float">
            <text:p>19.6052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0.6842" calcext:value-type="float">
            <text:p>20.6842</text:p>
          </table:table-cell>
          <table:table-cell/>
          <table:table-cell table:style-name="ce2" office:value-type="string" calcext:value-type="string" table:number-columns-spanned="1" table:number-rows-spanned="4">
            <text:p>Domination si L1.visitedStationCount = L2.visitedStationCount &amp;&amp; L1.time &lt; L2.time</text:p>
          </table:table-cell>
          <table:table-cell office:value-type="float" office:value="0.313" calcext:value-type="float">
            <text:p>0.313</text:p>
          </table:table-cell>
          <table:table-cell office:value-type="float" office:value="20.7467" calcext:value-type="float">
            <text:p>20.7467</text:p>
          </table:table-cell>
          <table:table-cell table:style-name="ce2" office:value-type="string" calcext:value-type="string" table:number-columns-spanned="1" table:number-rows-spanned="4">
            <text:p>Domination si L1.visitedStationCount = L2.visitedStationCount &amp;&amp; L1.time &lt; L2.time</text:p>
          </table:table-cell>
          <table:table-cell office:value-type="float" office:value="1.035" calcext:value-type="float">
            <text:p>1.035</text:p>
          </table:table-cell>
          <table:table-cell office:value-type="float" office:value="19.525" calcext:value-type="float">
            <text:p>19.525</text:p>
          </table:table-cell>
          <table:table-cell table:style-name="ce2" office:value-type="string" calcext:value-type="string" table:number-columns-spanned="1" table:number-rows-spanned="4">
            <text:p>Domination si L1.visitedStationCount <text:span text:style-name="T1">in </text:span>L2.visitedStationCount &amp;&amp; L1.time &lt; L2.time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Domination si L1.visitedStationCount ==<text:span text:style-name="T1"> </text:span>L2.visitedStationCount &amp;&amp; L1.time &lt; L2.time</text:p>
          </table:table-cell>
          <table:table-cell office:value-type="float" office:value="13.809" calcext:value-type="float">
            <text:p>13.809</text:p>
          </table:table-cell>
          <table:table-cell office:value-type="float" office:value="21.5757" calcext:value-type="float">
            <text:p>21.5757</text:p>
          </table:table-cell>
          <table:table-cell table:style-name="ce2" office:value-type="string" calcext:value-type="string" table:number-columns-spanned="1" table:number-rows-spanned="4">
            <text:p>Domination si L1.visitedStationCount = L2.visitedStationCount &amp;&amp; L1.time &lt; L2.time</text:p>
          </table:table-cell>
          <table:table-cell office:value-type="float" office:value="0.924" calcext:value-type="float">
            <text:p>0.924</text:p>
          </table:table-cell>
          <table:table-cell office:value-type="float" office:value="19.5051" calcext:value-type="float">
            <text:p>19.505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.6842" calcext:value-type="float">
            <text:p>20.6842</text:p>
          </table:table-cell>
          <table:table-cell/>
          <table:covered-table-cell/>
          <table:table-cell office:value-type="float" office:value="0.363" calcext:value-type="float">
            <text:p>0.363</text:p>
          </table:table-cell>
          <table:table-cell office:value-type="float" office:value="20.611" calcext:value-type="float">
            <text:p>20.611</text:p>
          </table:table-cell>
          <table:covered-table-cell/>
          <table:table-cell office:value-type="float" office:value="1.038" calcext:value-type="float">
            <text:p>1.038</text:p>
          </table:table-cell>
          <table:table-cell office:value-type="float" office:value="19.4833" calcext:value-type="float">
            <text:p>19.4833</text:p>
          </table:table-cell>
          <table:covered-table-cell/>
          <table:table-cell table:number-columns-repeated="2"/>
          <table:covered-table-cell/>
          <table:table-cell office:value-type="float" office:value="14.577" calcext:value-type="float">
            <text:p>14.577</text:p>
          </table:table-cell>
          <table:table-cell office:value-type="float" office:value="20.8836" calcext:value-type="float">
            <text:p>20.8836</text:p>
          </table:table-cell>
          <table:covered-table-cell/>
          <table:table-cell office:value-type="float" office:value="0.925" calcext:value-type="float">
            <text:p>0.925</text:p>
          </table:table-cell>
          <table:table-cell office:value-type="float" office:value="19.4675" calcext:value-type="float">
            <text:p>19.4675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66" calcext:value-type="float">
            <text:p>0.366</text:p>
          </table:table-cell>
          <table:table-cell office:value-type="float" office:value="20.5151" calcext:value-type="float">
            <text:p>20.5151</text:p>
          </table:table-cell>
          <table:covered-table-cell/>
          <table:table-cell office:value-type="float" office:value="1.053" calcext:value-type="float">
            <text:p>1.053</text:p>
          </table:table-cell>
          <table:table-cell office:value-type="float" office:value="19.4746" calcext:value-type="float">
            <text:p>19.474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0.974" calcext:value-type="float">
            <text:p>0.974</text:p>
          </table:table-cell>
          <table:table-cell office:value-type="float" office:value="19.2181" calcext:value-type="float">
            <text:p>19.2181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7" calcext:value-type="float">
            <text:p>0.37</text:p>
          </table:table-cell>
          <table:table-cell office:value-type="float" office:value="20.4568" calcext:value-type="float">
            <text:p>20.4568</text:p>
          </table:table-cell>
          <table:covered-table-cell/>
          <table:table-cell office:value-type="float" office:value="1.075" calcext:value-type="float">
            <text:p>1.075</text:p>
          </table:table-cell>
          <table:table-cell office:value-type="float" office:value="19.2375" calcext:value-type="float">
            <text:p>19.237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0.978" calcext:value-type="float">
            <text:p>0.978</text:p>
          </table:table-cell>
          <table:table-cell office:value-type="float" office:value="19.1902" calcext:value-type="float">
            <text:p>19.1902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4">
            <text:p>Score = visitedStationCount + visitedRegionCount * 20</text:p>
          </table:table-cell>
          <table:table-cell office:value-type="float" office:value="0.375" calcext:value-type="float">
            <text:p>0.375</text:p>
          </table:table-cell>
          <table:table-cell office:value-type="float" office:value="20.4349" calcext:value-type="float">
            <text:p>20.4349</text:p>
          </table:table-cell>
          <table:table-cell table:style-name="ce2" office:value-type="string" calcext:value-type="string" table:number-columns-spanned="1" table:number-rows-spanned="4">
            <text:p>Score = visitedStationCount - currentTime * 0.3</text:p>
          </table:table-cell>
          <table:table-cell office:value-type="float" office:value="1.077" calcext:value-type="float">
            <text:p>1.077</text:p>
          </table:table-cell>
          <table:table-cell office:value-type="float" office:value="19.1785" calcext:value-type="float">
            <text:p>19.1785</text:p>
          </table:table-cell>
          <table:table-cell table:style-name="ce2" office:value-type="string" calcext:value-type="string" table:number-columns-spanned="1" table:number-rows-spanned="4">
            <text:p>Score = visitedStationCount - currentTime * 0.3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Score = random()</text:p>
          </table:table-cell>
          <table:table-cell table:number-columns-repeated="2"/>
          <table:table-cell table:style-name="ce2" office:value-type="string" calcext:value-type="string" table:number-columns-spanned="1" table:number-rows-spanned="4">
            <text:p>Score = visitedStationCount + visitedRegionCount * 20</text:p>
          </table:table-cell>
          <table:table-cell office:value-type="float" office:value="0.991" calcext:value-type="float">
            <text:p>0.991</text:p>
          </table:table-cell>
          <table:table-cell office:value-type="float" office:value="19.1732" calcext:value-type="float">
            <text:p>19.1732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84" calcext:value-type="float">
            <text:p>0.384</text:p>
          </table:table-cell>
          <table:table-cell office:value-type="float" office:value="20.3503" calcext:value-type="float">
            <text:p>20.3503</text:p>
          </table:table-cell>
          <table:covered-table-cell/>
          <table:table-cell office:value-type="float" office:value="1.087" calcext:value-type="float">
            <text:p>1.087</text:p>
          </table:table-cell>
          <table:table-cell office:value-type="float" office:value="19.1647" calcext:value-type="float">
            <text:p>19.164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0.994" calcext:value-type="float">
            <text:p>0.994</text:p>
          </table:table-cell>
          <table:table-cell office:value-type="float" office:value="19.1647" calcext:value-type="float">
            <text:p>19.1647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87" calcext:value-type="float">
            <text:p>0.387</text:p>
          </table:table-cell>
          <table:table-cell office:value-type="float" office:value="20.2701" calcext:value-type="float">
            <text:p>20.2701</text:p>
          </table:table-cell>
          <table:covered-table-cell/>
          <table:table-cell office:value-type="float" office:value="1.132" calcext:value-type="float">
            <text:p>1.132</text:p>
          </table:table-cell>
          <table:table-cell office:value-type="float" office:value="19.1102" calcext:value-type="float">
            <text:p>19.110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1.026" calcext:value-type="float">
            <text:p>1.026</text:p>
          </table:table-cell>
          <table:table-cell office:value-type="float" office:value="19.1633" calcext:value-type="float">
            <text:p>19.1633</text:p>
          </table:table-cell>
          <table:table-cell/>
        </table:table-row>
        <table:table-row table:style-name="ro1">
          <table:table-cell table:number-columns-repeated="4"/>
          <table:covered-table-cell/>
          <table:table-cell office:value-type="float" office:value="0.395" calcext:value-type="float">
            <text:p>0.395</text:p>
          </table:table-cell>
          <table:table-cell office:value-type="float" office:value="20.2419" calcext:value-type="float">
            <text:p>20.2419</text:p>
          </table:table-cell>
          <table:covered-table-cell/>
          <table:table-cell office:value-type="float" office:value="1.133" calcext:value-type="float">
            <text:p>1.133</text:p>
          </table:table-cell>
          <table:table-cell office:value-type="float" office:value="18.8611" calcext:value-type="float">
            <text:p>18.86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office:value-type="float" office:value="1.028" calcext:value-type="float">
            <text:p>1.028</text:p>
          </table:table-cell>
          <table:table-cell office:value-type="float" office:value="19.1407" calcext:value-type="float">
            <text:p>19.1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396" calcext:value-type="float">
            <text:p>0.396</text:p>
          </table:table-cell>
          <table:table-cell office:value-type="float" office:value="20.0885" calcext:value-type="float">
            <text:p>20.0885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18.7809" calcext:value-type="float">
            <text:p>18.7809</text:p>
          </table:table-cell>
          <table:table-cell table:number-columns-repeated="7"/>
          <table:table-cell office:value-type="float" office:value="1.029" calcext:value-type="float">
            <text:p>1.029</text:p>
          </table:table-cell>
          <table:table-cell office:value-type="float" office:value="19.0926" calcext:value-type="float">
            <text:p>19.09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02" calcext:value-type="float">
            <text:p>0.402</text:p>
          </table:table-cell>
          <table:table-cell office:value-type="float" office:value="19.8383" calcext:value-type="float">
            <text:p>19.8383</text:p>
          </table:table-cell>
          <table:table-cell/>
          <table:table-cell office:value-type="float" office:value="1.139" calcext:value-type="float">
            <text:p>1.139</text:p>
          </table:table-cell>
          <table:table-cell office:value-type="float" office:value="18.7806" calcext:value-type="float">
            <text:p>18.7806</text:p>
          </table:table-cell>
          <table:table-cell table:number-columns-repeated="7"/>
          <table:table-cell office:value-type="float" office:value="1.032" calcext:value-type="float">
            <text:p>1.032</text:p>
          </table:table-cell>
          <table:table-cell office:value-type="float" office:value="19.0467" calcext:value-type="float">
            <text:p>19.04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06" calcext:value-type="float">
            <text:p>0.406</text:p>
          </table:table-cell>
          <table:table-cell office:value-type="float" office:value="19.8336" calcext:value-type="float">
            <text:p>19.8336</text:p>
          </table:table-cell>
          <table:table-cell/>
          <table:table-cell office:value-type="float" office:value="1.144" calcext:value-type="float">
            <text:p>1.144</text:p>
          </table:table-cell>
          <table:table-cell office:value-type="float" office:value="18.7649" calcext:value-type="float">
            <text:p>18.7649</text:p>
          </table:table-cell>
          <table:table-cell table:number-columns-repeated="7"/>
          <table:table-cell office:value-type="float" office:value="1.034" calcext:value-type="float">
            <text:p>1.034</text:p>
          </table:table-cell>
          <table:table-cell office:value-type="float" office:value="18.7806" calcext:value-type="float">
            <text:p>18.78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07" calcext:value-type="float">
            <text:p>0.407</text:p>
          </table:table-cell>
          <table:table-cell office:value-type="float" office:value="19.7901" calcext:value-type="float">
            <text:p>19.7901</text:p>
          </table:table-cell>
          <table:table-cell/>
          <table:table-cell office:value-type="float" office:value="1.153" calcext:value-type="float">
            <text:p>1.153</text:p>
          </table:table-cell>
          <table:table-cell office:value-type="float" office:value="18.7511" calcext:value-type="float">
            <text:p>18.7511</text:p>
          </table:table-cell>
          <table:table-cell table:number-columns-repeated="7"/>
          <table:table-cell office:value-type="float" office:value="1.039" calcext:value-type="float">
            <text:p>1.039</text:p>
          </table:table-cell>
          <table:table-cell office:value-type="float" office:value="18.7743" calcext:value-type="float">
            <text:p>18.774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11" calcext:value-type="float">
            <text:p>0.411</text:p>
          </table:table-cell>
          <table:table-cell office:value-type="float" office:value="19.7671" calcext:value-type="float">
            <text:p>19.7671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float" office:value="18.7278" calcext:value-type="float">
            <text:p>18.7278</text:p>
          </table:table-cell>
          <table:table-cell table:number-columns-repeated="7"/>
          <table:table-cell office:value-type="float" office:value="1.039" calcext:value-type="float">
            <text:p>1.039</text:p>
          </table:table-cell>
          <table:table-cell office:value-type="float" office:value="18.7588" calcext:value-type="float">
            <text:p>18.75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26" calcext:value-type="float">
            <text:p>0.426</text:p>
          </table:table-cell>
          <table:table-cell office:value-type="float" office:value="19.7048" calcext:value-type="float">
            <text:p>19.7048</text:p>
          </table:table-cell>
          <table:table-cell/>
          <table:table-cell office:value-type="float" office:value="1.212" calcext:value-type="float">
            <text:p>1.212</text:p>
          </table:table-cell>
          <table:table-cell office:value-type="float" office:value="18.6476" calcext:value-type="float">
            <text:p>18.6476</text:p>
          </table:table-cell>
          <table:table-cell table:number-columns-repeated="7"/>
          <table:table-cell office:value-type="float" office:value="1.04" calcext:value-type="float">
            <text:p>1.04</text:p>
          </table:table-cell>
          <table:table-cell office:value-type="float" office:value="18.6854" calcext:value-type="float">
            <text:p>18.68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28" calcext:value-type="float">
            <text:p>0.428</text:p>
          </table:table-cell>
          <table:table-cell office:value-type="float" office:value="19.4665" calcext:value-type="float">
            <text:p>19.4665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18.6307" calcext:value-type="float">
            <text:p>18.6307</text:p>
          </table:table-cell>
          <table:table-cell table:number-columns-repeated="7"/>
          <table:table-cell office:value-type="float" office:value="1.041" calcext:value-type="float">
            <text:p>1.041</text:p>
          </table:table-cell>
          <table:table-cell office:value-type="float" office:value="18.6624" calcext:value-type="float">
            <text:p>18.66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31" calcext:value-type="float">
            <text:p>0.431</text:p>
          </table:table-cell>
          <table:table-cell office:value-type="float" office:value="19.3863" calcext:value-type="float">
            <text:p>19.3863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18.6304" calcext:value-type="float">
            <text:p>18.6304</text:p>
          </table:table-cell>
          <table:table-cell table:number-columns-repeated="7"/>
          <table:table-cell office:value-type="float" office:value="1.089" calcext:value-type="float">
            <text:p>1.089</text:p>
          </table:table-cell>
          <table:table-cell office:value-type="float" office:value="18.6476" calcext:value-type="float">
            <text:p>18.64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38" calcext:value-type="float">
            <text:p>0.438</text:p>
          </table:table-cell>
          <table:table-cell office:value-type="float" office:value="19.3633" calcext:value-type="float">
            <text:p>19.3633</text:p>
          </table:table-cell>
          <table:table-cell/>
          <table:table-cell office:value-type="float" office:value="1.43" calcext:value-type="float">
            <text:p>1.43</text:p>
          </table:table-cell>
          <table:table-cell office:value-type="float" office:value="18.621" calcext:value-type="float">
            <text:p>18.621</text:p>
          </table:table-cell>
          <table:table-cell table:number-columns-repeated="7"/>
          <table:table-cell office:value-type="float" office:value="1.245" calcext:value-type="float">
            <text:p>1.245</text:p>
          </table:table-cell>
          <table:table-cell office:value-type="float" office:value="18.6354" calcext:value-type="float">
            <text:p>18.63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45" calcext:value-type="float">
            <text:p>0.445</text:p>
          </table:table-cell>
          <table:table-cell office:value-type="float" office:value="19.339" calcext:value-type="float">
            <text:p>19.339</text:p>
          </table:table-cell>
          <table:table-cell/>
          <table:table-cell office:value-type="float" office:value="1.533" calcext:value-type="float">
            <text:p>1.533</text:p>
          </table:table-cell>
          <table:table-cell office:value-type="float" office:value="18.5883" calcext:value-type="float">
            <text:p>18.5883</text:p>
          </table:table-cell>
          <table:table-cell table:number-columns-repeated="7"/>
          <table:table-cell office:value-type="float" office:value="1.252" calcext:value-type="float">
            <text:p>1.252</text:p>
          </table:table-cell>
          <table:table-cell office:value-type="float" office:value="18.621" calcext:value-type="float">
            <text:p>18.62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49" calcext:value-type="float">
            <text:p>0.449</text:p>
          </table:table-cell>
          <table:table-cell office:value-type="float" office:value="19.3227" calcext:value-type="float">
            <text:p>19.3227</text:p>
          </table:table-cell>
          <table:table-cell/>
          <table:table-cell office:value-type="float" office:value="1.536" calcext:value-type="float">
            <text:p>1.536</text:p>
          </table:table-cell>
          <table:table-cell office:value-type="float" office:value="18.588" calcext:value-type="float">
            <text:p>18.588</text:p>
          </table:table-cell>
          <table:table-cell table:number-columns-repeated="7"/>
          <table:table-cell office:value-type="float" office:value="1.464" calcext:value-type="float">
            <text:p>1.464</text:p>
          </table:table-cell>
          <table:table-cell office:value-type="float" office:value="18.593" calcext:value-type="float">
            <text:p>18.5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5" calcext:value-type="float">
            <text:p>0.45</text:p>
          </table:table-cell>
          <table:table-cell office:value-type="float" office:value="19.2427" calcext:value-type="float">
            <text:p>19.2427</text:p>
          </table:table-cell>
          <table:table-cell/>
          <table:table-cell office:value-type="float" office:value="1.541" calcext:value-type="float">
            <text:p>1.541</text:p>
          </table:table-cell>
          <table:table-cell office:value-type="float" office:value="18.5386" calcext:value-type="float">
            <text:p>18.5386</text:p>
          </table:table-cell>
          <table:table-cell table:number-columns-repeated="7"/>
          <table:table-cell office:value-type="float" office:value="1.468" calcext:value-type="float">
            <text:p>1.468</text:p>
          </table:table-cell>
          <table:table-cell office:value-type="float" office:value="18.5386" calcext:value-type="float">
            <text:p>18.538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52" calcext:value-type="float">
            <text:p>0.452</text:p>
          </table:table-cell>
          <table:table-cell office:value-type="float" office:value="19.1106" calcext:value-type="float">
            <text:p>19.1106</text:p>
          </table:table-cell>
          <table:table-cell/>
          <table:table-cell office:value-type="float" office:value="1.548" calcext:value-type="float">
            <text:p>1.548</text:p>
          </table:table-cell>
          <table:table-cell office:value-type="float" office:value="18.5248" calcext:value-type="float">
            <text:p>18.5248</text:p>
          </table:table-cell>
          <table:table-cell table:number-columns-repeated="7"/>
          <table:table-cell office:value-type="float" office:value="1.471" calcext:value-type="float">
            <text:p>1.471</text:p>
          </table:table-cell>
          <table:table-cell office:value-type="float" office:value="18.5248" calcext:value-type="float">
            <text:p>18.52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481" calcext:value-type="float">
            <text:p>0.481</text:p>
          </table:table-cell>
          <table:table-cell office:value-type="float" office:value="19.0936" calcext:value-type="float">
            <text:p>19.0936</text:p>
          </table:table-cell>
          <table:table-cell/>
          <table:table-cell office:value-type="float" office:value="1.648" calcext:value-type="float">
            <text:p>1.648</text:p>
          </table:table-cell>
          <table:table-cell office:value-type="float" office:value="18.5023" calcext:value-type="float">
            <text:p>18.5023</text:p>
          </table:table-cell>
          <table:table-cell table:number-columns-repeated="7"/>
          <table:table-cell office:value-type="float" office:value="1.672" calcext:value-type="float">
            <text:p>1.672</text:p>
          </table:table-cell>
          <table:table-cell office:value-type="float" office:value="18.5023" calcext:value-type="float">
            <text:p>18.50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33" calcext:value-type="float">
            <text:p>0.533</text:p>
          </table:table-cell>
          <table:table-cell office:value-type="float" office:value="19.0804" calcext:value-type="float">
            <text:p>19.0804</text:p>
          </table:table-cell>
          <table:table-cell/>
          <table:table-cell office:value-type="float" office:value="1.702" calcext:value-type="float">
            <text:p>1.702</text:p>
          </table:table-cell>
          <table:table-cell office:value-type="float" office:value="18.4854" calcext:value-type="float">
            <text:p>18.4854</text:p>
          </table:table-cell>
          <table:table-cell table:number-columns-repeated="7"/>
          <table:table-cell office:value-type="float" office:value="1.676" calcext:value-type="float">
            <text:p>1.676</text:p>
          </table:table-cell>
          <table:table-cell office:value-type="float" office:value="18.4832" calcext:value-type="float">
            <text:p>18.48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543" calcext:value-type="float">
            <text:p>0.543</text:p>
          </table:table-cell>
          <table:table-cell office:value-type="float" office:value="19.0324" calcext:value-type="float">
            <text:p>19.0324</text:p>
          </table:table-cell>
          <table:table-cell/>
          <table:table-cell office:value-type="float" office:value="1.707" calcext:value-type="float">
            <text:p>1.707</text:p>
          </table:table-cell>
          <table:table-cell office:value-type="float" office:value="18.4851" calcext:value-type="float">
            <text:p>18.4851</text:p>
          </table:table-cell>
          <table:table-cell table:number-columns-repeated="7"/>
          <table:table-cell office:value-type="float" office:value="1.713" calcext:value-type="float">
            <text:p>1.713</text:p>
          </table:table-cell>
          <table:table-cell office:value-type="float" office:value="18.1581" calcext:value-type="float">
            <text:p>18.15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" calcext:value-type="float">
            <text:p>0.61</text:p>
          </table:table-cell>
          <table:table-cell office:value-type="float" office:value="18.9652" calcext:value-type="float">
            <text:p>18.9652</text:p>
          </table:table-cell>
          <table:table-cell/>
          <table:table-cell office:value-type="float" office:value="1.79" calcext:value-type="float">
            <text:p>1.79</text:p>
          </table:table-cell>
          <table:table-cell office:value-type="float" office:value="18.3858" calcext:value-type="float">
            <text:p>18.3858</text:p>
          </table:table-cell>
          <table:table-cell table:number-columns-repeated="7"/>
          <table:table-cell office:value-type="float" office:value="1.84" calcext:value-type="float">
            <text:p>1.84</text:p>
          </table:table-cell>
          <table:table-cell office:value-type="float" office:value="18.1498" calcext:value-type="float">
            <text:p>18.14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2" calcext:value-type="float">
            <text:p>0.612</text:p>
          </table:table-cell>
          <table:table-cell office:value-type="float" office:value="18.9441" calcext:value-type="float">
            <text:p>18.9441</text:p>
          </table:table-cell>
          <table:table-cell/>
          <table:table-cell office:value-type="float" office:value="1.791" calcext:value-type="float">
            <text:p>1.791</text:p>
          </table:table-cell>
          <table:table-cell office:value-type="float" office:value="18.3718" calcext:value-type="float">
            <text:p>18.3718</text:p>
          </table:table-cell>
          <table:table-cell table:number-columns-repeated="7"/>
          <table:table-cell office:value-type="float" office:value="1.843" calcext:value-type="float">
            <text:p>1.843</text:p>
          </table:table-cell>
          <table:table-cell office:value-type="float" office:value="18.1451" calcext:value-type="float">
            <text:p>18.14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3" calcext:value-type="float">
            <text:p>0.613</text:p>
          </table:table-cell>
          <table:table-cell office:value-type="float" office:value="18.9389" calcext:value-type="float">
            <text:p>18.9389</text:p>
          </table:table-cell>
          <table:table-cell/>
          <table:table-cell office:value-type="float" office:value="1.791" calcext:value-type="float">
            <text:p>1.791</text:p>
          </table:table-cell>
          <table:table-cell office:value-type="float" office:value="18.2386" calcext:value-type="float">
            <text:p>18.2386</text:p>
          </table:table-cell>
          <table:table-cell table:number-columns-repeated="7"/>
          <table:table-cell office:value-type="float" office:value="1.846" calcext:value-type="float">
            <text:p>1.846</text:p>
          </table:table-cell>
          <table:table-cell office:value-type="float" office:value="18.1448" calcext:value-type="float">
            <text:p>18.144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6" calcext:value-type="float">
            <text:p>0.616</text:p>
          </table:table-cell>
          <table:table-cell office:value-type="float" office:value="18.885" calcext:value-type="float">
            <text:p>18.885</text:p>
          </table:table-cell>
          <table:table-cell/>
          <table:table-cell office:value-type="float" office:value="1.792" calcext:value-type="float">
            <text:p>1.792</text:p>
          </table:table-cell>
          <table:table-cell office:value-type="float" office:value="18.1584" calcext:value-type="float">
            <text:p>18.1584</text:p>
          </table:table-cell>
          <table:table-cell table:number-columns-repeated="7"/>
          <table:table-cell office:value-type="float" office:value="1.944" calcext:value-type="float">
            <text:p>1.944</text:p>
          </table:table-cell>
          <table:table-cell office:value-type="float" office:value="18.1111" calcext:value-type="float">
            <text:p>18.1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7" calcext:value-type="float">
            <text:p>0.617</text:p>
          </table:table-cell>
          <table:table-cell office:value-type="float" office:value="18.7417" calcext:value-type="float">
            <text:p>18.7417</text:p>
          </table:table-cell>
          <table:table-cell/>
          <table:table-cell office:value-type="float" office:value="1.795" calcext:value-type="float">
            <text:p>1.795</text:p>
          </table:table-cell>
          <table:table-cell office:value-type="float" office:value="18.1581" calcext:value-type="float">
            <text:p>18.1581</text:p>
          </table:table-cell>
          <table:table-cell table:number-columns-repeated="7"/>
          <table:table-cell office:value-type="float" office:value="1.947" calcext:value-type="float">
            <text:p>1.947</text:p>
          </table:table-cell>
          <table:table-cell office:value-type="float" office:value="18.1067" calcext:value-type="float">
            <text:p>18.106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29" calcext:value-type="float">
            <text:p>0.629</text:p>
          </table:table-cell>
          <table:table-cell office:value-type="float" office:value="18.6735" calcext:value-type="float">
            <text:p>18.6735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18.1451" calcext:value-type="float">
            <text:p>18.1451</text:p>
          </table:table-cell>
          <table:table-cell table:number-columns-repeated="7"/>
          <table:table-cell office:value-type="float" office:value="1.948" calcext:value-type="float">
            <text:p>1.948</text:p>
          </table:table-cell>
          <table:table-cell office:value-type="float" office:value="18.0845" calcext:value-type="float">
            <text:p>18.084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97" calcext:value-type="float">
            <text:p>0.697</text:p>
          </table:table-cell>
          <table:table-cell office:value-type="float" office:value="18.629" calcext:value-type="float">
            <text:p>18.629</text:p>
          </table:table-cell>
          <table:table-cell/>
          <table:table-cell office:value-type="float" office:value="1.883" calcext:value-type="float">
            <text:p>1.883</text:p>
          </table:table-cell>
          <table:table-cell office:value-type="float" office:value="18.1448" calcext:value-type="float">
            <text:p>18.1448</text:p>
          </table:table-cell>
          <table:table-cell table:number-columns-repeated="7"/>
          <table:table-cell office:value-type="float" office:value="1.949" calcext:value-type="float">
            <text:p>1.949</text:p>
          </table:table-cell>
          <table:table-cell office:value-type="float" office:value="18.0676" calcext:value-type="float">
            <text:p>18.067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11" calcext:value-type="float">
            <text:p>0.711</text:p>
          </table:table-cell>
          <table:table-cell office:value-type="float" office:value="18.6147" calcext:value-type="float">
            <text:p>18.6147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8.1348" calcext:value-type="float">
            <text:p>18.1348</text:p>
          </table:table-cell>
          <table:table-cell table:number-columns-repeated="7"/>
          <table:table-cell office:value-type="float" office:value="1.949" calcext:value-type="float">
            <text:p>1.949</text:p>
          </table:table-cell>
          <table:table-cell office:value-type="float" office:value="18.0523" calcext:value-type="float">
            <text:p>18.052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1" calcext:value-type="float">
            <text:p>0.741</text:p>
          </table:table-cell>
          <table:table-cell office:value-type="float" office:value="18.593" calcext:value-type="float">
            <text:p>18.593</text:p>
          </table:table-cell>
          <table:table-cell/>
          <table:table-cell office:value-type="float" office:value="2.109" calcext:value-type="float">
            <text:p>2.109</text:p>
          </table:table-cell>
          <table:table-cell office:value-type="float" office:value="18.1169" calcext:value-type="float">
            <text:p>18.1169</text:p>
          </table:table-cell>
          <table:table-cell table:number-columns-repeated="7"/>
          <table:table-cell office:value-type="float" office:value="1.95" calcext:value-type="float">
            <text:p>1.95</text:p>
          </table:table-cell>
          <table:table-cell office:value-type="float" office:value="18.0111" calcext:value-type="float">
            <text:p>18.01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7" calcext:value-type="float">
            <text:p>0.747</text:p>
          </table:table-cell>
          <table:table-cell office:value-type="float" office:value="18.5752" calcext:value-type="float">
            <text:p>18.5752</text:p>
          </table:table-cell>
          <table:table-cell/>
          <table:table-cell office:value-type="float" office:value="2.111" calcext:value-type="float">
            <text:p>2.111</text:p>
          </table:table-cell>
          <table:table-cell office:value-type="float" office:value="18.1166" calcext:value-type="float">
            <text:p>18.1166</text:p>
          </table:table-cell>
          <table:table-cell table:number-columns-repeated="7"/>
          <table:table-cell office:value-type="float" office:value="1.95" calcext:value-type="float">
            <text:p>1.95</text:p>
          </table:table-cell>
          <table:table-cell office:value-type="float" office:value="18.0009" calcext:value-type="float">
            <text:p>18.00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8" calcext:value-type="float">
            <text:p>0.748</text:p>
          </table:table-cell>
          <table:table-cell office:value-type="float" office:value="18.495" calcext:value-type="float">
            <text:p>18.495</text:p>
          </table:table-cell>
          <table:table-cell/>
          <table:table-cell office:value-type="float" office:value="2.125" calcext:value-type="float">
            <text:p>2.125</text:p>
          </table:table-cell>
          <table:table-cell office:value-type="float" office:value="18.0582" calcext:value-type="float">
            <text:p>18.0582</text:p>
          </table:table-cell>
          <table:table-cell table:number-columns-repeated="7"/>
          <table:table-cell office:value-type="float" office:value="1.951" calcext:value-type="float">
            <text:p>1.951</text:p>
          </table:table-cell>
          <table:table-cell office:value-type="float" office:value="17.935" calcext:value-type="float">
            <text:p>17.935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809" calcext:value-type="float">
            <text:p>18.4809</text:p>
          </table:table-cell>
          <table:table-cell/>
          <table:table-cell office:value-type="float" office:value="2.131" calcext:value-type="float">
            <text:p>2.131</text:p>
          </table:table-cell>
          <table:table-cell office:value-type="float" office:value="18.0579" calcext:value-type="float">
            <text:p>18.0579</text:p>
          </table:table-cell>
          <table:table-cell table:number-columns-repeated="7"/>
          <table:table-cell office:value-type="float" office:value="1.952" calcext:value-type="float">
            <text:p>1.952</text:p>
          </table:table-cell>
          <table:table-cell office:value-type="float" office:value="17.9186" calcext:value-type="float">
            <text:p>17.918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757" calcext:value-type="float">
            <text:p>18.4757</text:p>
          </table:table-cell>
          <table:table-cell/>
          <table:table-cell office:value-type="float" office:value="2.142" calcext:value-type="float">
            <text:p>2.142</text:p>
          </table:table-cell>
          <table:table-cell office:value-type="float" office:value="18.0481" calcext:value-type="float">
            <text:p>18.0481</text:p>
          </table:table-cell>
          <table:table-cell table:number-columns-repeated="7"/>
          <table:table-cell office:value-type="float" office:value="2.037" calcext:value-type="float">
            <text:p>2.037</text:p>
          </table:table-cell>
          <table:table-cell office:value-type="float" office:value="17.8739" calcext:value-type="float">
            <text:p>17.873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962" calcext:value-type="float">
            <text:p>18.3962</text:p>
          </table:table-cell>
          <table:table-cell/>
          <table:table-cell office:value-type="float" office:value="2.143" calcext:value-type="float">
            <text:p>2.143</text:p>
          </table:table-cell>
          <table:table-cell office:value-type="float" office:value="18.0341" calcext:value-type="float">
            <text:p>18.0341</text:p>
          </table:table-cell>
          <table:table-cell table:number-columns-repeated="7"/>
          <table:table-cell office:value-type="float" office:value="2.102" calcext:value-type="float">
            <text:p>2.102</text:p>
          </table:table-cell>
          <table:table-cell office:value-type="float" office:value="17.8526" calcext:value-type="float">
            <text:p>17.85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252" calcext:value-type="float">
            <text:p>18.3252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18.0218" calcext:value-type="float">
            <text:p>18.0218</text:p>
          </table:table-cell>
          <table:table-cell table:number-columns-repeated="7"/>
          <table:table-cell office:value-type="float" office:value="2.103" calcext:value-type="float">
            <text:p>2.103</text:p>
          </table:table-cell>
          <table:table-cell office:value-type="float" office:value="17.8424" calcext:value-type="float">
            <text:p>17.84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3148" calcext:value-type="float">
            <text:p>18.3148</text:p>
          </table:table-cell>
          <table:table-cell/>
          <table:table-cell office:value-type="float" office:value="2.152" calcext:value-type="float">
            <text:p>2.152</text:p>
          </table:table-cell>
          <table:table-cell office:value-type="float" office:value="18.0215" calcext:value-type="float">
            <text:p>18.0215</text:p>
          </table:table-cell>
          <table:table-cell table:number-columns-repeated="7"/>
          <table:table-cell office:value-type="float" office:value="2.105" calcext:value-type="float">
            <text:p>2.105</text:p>
          </table:table-cell>
          <table:table-cell office:value-type="float" office:value="17.8224" calcext:value-type="float">
            <text:p>17.82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2438" calcext:value-type="float">
            <text:p>18.2438</text:p>
          </table:table-cell>
          <table:table-cell/>
          <table:table-cell office:value-type="float" office:value="2.162" calcext:value-type="float">
            <text:p>2.162</text:p>
          </table:table-cell>
          <table:table-cell office:value-type="float" office:value="17.8216" calcext:value-type="float">
            <text:p>17.8216</text:p>
          </table:table-cell>
          <table:table-cell table:number-columns-repeated="7"/>
          <table:table-cell office:value-type="float" office:value="2.106" calcext:value-type="float">
            <text:p>2.106</text:p>
          </table:table-cell>
          <table:table-cell office:value-type="float" office:value="17.8122" calcext:value-type="float">
            <text:p>17.81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" calcext:value-type="float">
            <text:p>0.88</text:p>
          </table:table-cell>
          <table:table-cell office:value-type="float" office:value="18.2346" calcext:value-type="float">
            <text:p>18.2346</text:p>
          </table:table-cell>
          <table:table-cell/>
          <table:table-cell office:value-type="float" office:value="2.163" calcext:value-type="float">
            <text:p>2.163</text:p>
          </table:table-cell>
          <table:table-cell office:value-type="float" office:value="17.8051" calcext:value-type="float">
            <text:p>17.8051</text:p>
          </table:table-cell>
          <table:table-cell table:number-columns-repeated="7"/>
          <table:table-cell office:value-type="float" office:value="2.108" calcext:value-type="float">
            <text:p>2.108</text:p>
          </table:table-cell>
          <table:table-cell office:value-type="float" office:value="17.788" calcext:value-type="float">
            <text:p>17.78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1" calcext:value-type="float">
            <text:p>0.881</text:p>
          </table:table-cell>
          <table:table-cell office:value-type="float" office:value="18.1636" calcext:value-type="float">
            <text:p>18.1636</text:p>
          </table:table-cell>
          <table:table-cell/>
          <table:table-cell office:value-type="float" office:value="2.166" calcext:value-type="float">
            <text:p>2.166</text:p>
          </table:table-cell>
          <table:table-cell office:value-type="float" office:value="17.8048" calcext:value-type="float">
            <text:p>17.8048</text:p>
          </table:table-cell>
          <table:table-cell table:number-columns-repeated="7"/>
          <table:table-cell office:value-type="float" office:value="2.115" calcext:value-type="float">
            <text:p>2.115</text:p>
          </table:table-cell>
          <table:table-cell office:value-type="float" office:value="17.762" calcext:value-type="float">
            <text:p>17.76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14" calcext:value-type="float">
            <text:p>1.014</text:p>
          </table:table-cell>
          <table:table-cell office:value-type="float" office:value="18.1198" calcext:value-type="float">
            <text:p>18.1198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17.7996" calcext:value-type="float">
            <text:p>17.7996</text:p>
          </table:table-cell>
          <table:table-cell table:number-columns-repeated="7"/>
          <table:table-cell office:value-type="float" office:value="2.117" calcext:value-type="float">
            <text:p>2.117</text:p>
          </table:table-cell>
          <table:table-cell office:value-type="float" office:value="17.5983" calcext:value-type="float">
            <text:p>17.59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1" calcext:value-type="float">
            <text:p>1.071</text:p>
          </table:table-cell>
          <table:table-cell office:value-type="float" office:value="18.088" calcext:value-type="float">
            <text:p>18.088</text:p>
          </table:table-cell>
          <table:table-cell/>
          <table:table-cell office:value-type="float" office:value="2.217" calcext:value-type="float">
            <text:p>2.217</text:p>
          </table:table-cell>
          <table:table-cell office:value-type="float" office:value="17.7912" calcext:value-type="float">
            <text:p>17.7912</text:p>
          </table:table-cell>
          <table:table-cell table:number-columns-repeated="7"/>
          <table:table-cell office:value-type="float" office:value="2.119" calcext:value-type="float">
            <text:p>2.119</text:p>
          </table:table-cell>
          <table:table-cell office:value-type="float" office:value="17.5181" calcext:value-type="float">
            <text:p>17.51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3" calcext:value-type="float">
            <text:p>1.073</text:p>
          </table:table-cell>
          <table:table-cell office:value-type="float" office:value="18.0283" calcext:value-type="float">
            <text:p>18.0283</text:p>
          </table:table-cell>
          <table:table-cell/>
          <table:table-cell office:value-type="float" office:value="2.219" calcext:value-type="float">
            <text:p>2.219</text:p>
          </table:table-cell>
          <table:table-cell office:value-type="float" office:value="17.7821" calcext:value-type="float">
            <text:p>17.7821</text:p>
          </table:table-cell>
          <table:table-cell table:number-columns-repeated="7"/>
          <table:table-cell office:value-type="float" office:value="2.121" calcext:value-type="float">
            <text:p>2.121</text:p>
          </table:table-cell>
          <table:table-cell office:value-type="float" office:value="17.5125" calcext:value-type="float">
            <text:p>17.51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4" calcext:value-type="float">
            <text:p>1.074</text:p>
          </table:table-cell>
          <table:table-cell office:value-type="float" office:value="17.9694" calcext:value-type="float">
            <text:p>17.9694</text:p>
          </table:table-cell>
          <table:table-cell/>
          <table:table-cell office:value-type="float" office:value="2.223" calcext:value-type="float">
            <text:p>2.223</text:p>
          </table:table-cell>
          <table:table-cell office:value-type="float" office:value="17.7234" calcext:value-type="float">
            <text:p>17.7234</text:p>
          </table:table-cell>
          <table:table-cell table:number-columns-repeated="7"/>
          <table:table-cell office:value-type="float" office:value="2.123" calcext:value-type="float">
            <text:p>2.123</text:p>
          </table:table-cell>
          <table:table-cell office:value-type="float" office:value="17.5036" calcext:value-type="float">
            <text:p>17.503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5" calcext:value-type="float">
            <text:p>1.075</text:p>
          </table:table-cell>
          <table:table-cell office:value-type="float" office:value="17.935" calcext:value-type="float">
            <text:p>17.935</text:p>
          </table:table-cell>
          <table:table-cell/>
          <table:table-cell office:value-type="float" office:value="2.225" calcext:value-type="float">
            <text:p>2.225</text:p>
          </table:table-cell>
          <table:table-cell office:value-type="float" office:value="17.707" calcext:value-type="float">
            <text:p>17.707</text:p>
          </table:table-cell>
          <table:table-cell table:number-columns-repeated="7"/>
          <table:table-cell office:value-type="float" office:value="2.21" calcext:value-type="float">
            <text:p>2.21</text:p>
          </table:table-cell>
          <table:table-cell office:value-type="float" office:value="17.4931" calcext:value-type="float">
            <text:p>17.493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5" calcext:value-type="float">
            <text:p>1.285</text:p>
          </table:table-cell>
          <table:table-cell office:value-type="float" office:value="17.8447" calcext:value-type="float">
            <text:p>17.8447</text:p>
          </table:table-cell>
          <table:table-cell/>
          <table:table-cell office:value-type="float" office:value="2.227" calcext:value-type="float">
            <text:p>2.227</text:p>
          </table:table-cell>
          <table:table-cell office:value-type="float" office:value="17.6432" calcext:value-type="float">
            <text:p>17.6432</text:p>
          </table:table-cell>
          <table:table-cell table:number-columns-repeated="7"/>
          <table:table-cell office:value-type="float" office:value="2.256" calcext:value-type="float">
            <text:p>2.256</text:p>
          </table:table-cell>
          <table:table-cell office:value-type="float" office:value="17.3711" calcext:value-type="float">
            <text:p>17.371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6" calcext:value-type="float">
            <text:p>1.286</text:p>
          </table:table-cell>
          <table:table-cell office:value-type="float" office:value="17.7645" calcext:value-type="float">
            <text:p>17.7645</text:p>
          </table:table-cell>
          <table:table-cell/>
          <table:table-cell office:value-type="float" office:value="2.228" calcext:value-type="float">
            <text:p>2.228</text:p>
          </table:table-cell>
          <table:table-cell office:value-type="float" office:value="17.6268" calcext:value-type="float">
            <text:p>17.6268</text:p>
          </table:table-cell>
          <table:table-cell table:number-columns-repeated="7"/>
          <table:table-cell office:value-type="float" office:value="2.268" calcext:value-type="float">
            <text:p>2.268</text:p>
          </table:table-cell>
          <table:table-cell office:value-type="float" office:value="17.3158" calcext:value-type="float">
            <text:p>17.315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7604" calcext:value-type="float">
            <text:p>17.7604</text:p>
          </table:table-cell>
          <table:table-cell/>
          <table:table-cell office:value-type="float" office:value="2.23" calcext:value-type="float">
            <text:p>2.23</text:p>
          </table:table-cell>
          <table:table-cell office:value-type="float" office:value="17.6265" calcext:value-type="float">
            <text:p>17.6265</text:p>
          </table:table-cell>
          <table:table-cell table:number-columns-repeated="7"/>
          <table:table-cell office:value-type="float" office:value="2.284" calcext:value-type="float">
            <text:p>2.284</text:p>
          </table:table-cell>
          <table:table-cell office:value-type="float" office:value="17.3056" calcext:value-type="float">
            <text:p>17.30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6638" calcext:value-type="float">
            <text:p>17.6638</text:p>
          </table:table-cell>
          <table:table-cell/>
          <table:table-cell office:value-type="float" office:value="2.234" calcext:value-type="float">
            <text:p>2.234</text:p>
          </table:table-cell>
          <table:table-cell office:value-type="float" office:value="17.6227" calcext:value-type="float">
            <text:p>17.6227</text:p>
          </table:table-cell>
          <table:table-cell table:number-columns-repeated="7"/>
          <table:table-cell office:value-type="float" office:value="2.295" calcext:value-type="float">
            <text:p>2.295</text:p>
          </table:table-cell>
          <table:table-cell office:value-type="float" office:value="17.2775" calcext:value-type="float">
            <text:p>17.277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7" calcext:value-type="float">
            <text:p>1.327</text:p>
          </table:table-cell>
          <table:table-cell office:value-type="float" office:value="17.5633" calcext:value-type="float">
            <text:p>17.5633</text:p>
          </table:table-cell>
          <table:table-cell/>
          <table:table-cell office:value-type="float" office:value="2.248" calcext:value-type="float">
            <text:p>2.248</text:p>
          </table:table-cell>
          <table:table-cell office:value-type="float" office:value="17.6226" calcext:value-type="float">
            <text:p>17.6226</text:p>
          </table:table-cell>
          <table:table-cell table:number-columns-repeated="7"/>
          <table:table-cell office:value-type="float" office:value="2.302" calcext:value-type="float">
            <text:p>2.302</text:p>
          </table:table-cell>
          <table:table-cell office:value-type="float" office:value="17.2704" calcext:value-type="float">
            <text:p>17.2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51" calcext:value-type="float">
            <text:p>1.51</text:p>
          </table:table-cell>
          <table:table-cell office:value-type="float" office:value="17.4493" calcext:value-type="float">
            <text:p>17.4493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17.6134" calcext:value-type="float">
            <text:p>17.6134</text:p>
          </table:table-cell>
          <table:table-cell table:number-columns-repeated="7"/>
          <table:table-cell office:value-type="float" office:value="2.317" calcext:value-type="float">
            <text:p>2.317</text:p>
          </table:table-cell>
          <table:table-cell office:value-type="float" office:value="17.2407" calcext:value-type="float">
            <text:p>17.240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33" calcext:value-type="float">
            <text:p>1.633</text:p>
          </table:table-cell>
          <table:table-cell office:value-type="float" office:value="17.4484" calcext:value-type="float">
            <text:p>17.4484</text:p>
          </table:table-cell>
          <table:table-cell/>
          <table:table-cell office:value-type="float" office:value="2.303" calcext:value-type="float">
            <text:p>2.303</text:p>
          </table:table-cell>
          <table:table-cell office:value-type="float" office:value="17.5567" calcext:value-type="float">
            <text:p>17.5567</text:p>
          </table:table-cell>
          <table:table-cell table:number-columns-repeated="7"/>
          <table:table-cell office:value-type="float" office:value="2.335" calcext:value-type="float">
            <text:p>2.335</text:p>
          </table:table-cell>
          <table:table-cell office:value-type="float" office:value="17.2401" calcext:value-type="float">
            <text:p>17.24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79" calcext:value-type="float">
            <text:p>1.679</text:p>
          </table:table-cell>
          <table:table-cell office:value-type="float" office:value="17.4392" calcext:value-type="float">
            <text:p>17.4392</text:p>
          </table:table-cell>
          <table:table-cell/>
          <table:table-cell office:value-type="float" office:value="2.304" calcext:value-type="float">
            <text:p>2.304</text:p>
          </table:table-cell>
          <table:table-cell office:value-type="float" office:value="17.5342" calcext:value-type="float">
            <text:p>17.5342</text:p>
          </table:table-cell>
          <table:table-cell table:number-columns-repeated="7"/>
          <table:table-cell office:value-type="float" office:value="2.36" calcext:value-type="float">
            <text:p>2.36</text:p>
          </table:table-cell>
          <table:table-cell office:value-type="float" office:value="17.2281" calcext:value-type="float">
            <text:p>17.228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8" calcext:value-type="float">
            <text:p>1.68</text:p>
          </table:table-cell>
          <table:table-cell office:value-type="float" office:value="17.4167" calcext:value-type="float">
            <text:p>17.4167</text:p>
          </table:table-cell>
          <table:table-cell/>
          <table:table-cell office:value-type="float" office:value="2.306" calcext:value-type="float">
            <text:p>2.306</text:p>
          </table:table-cell>
          <table:table-cell office:value-type="float" office:value="17.5307" calcext:value-type="float">
            <text:p>17.5307</text:p>
          </table:table-cell>
          <table:table-cell table:number-columns-repeated="7"/>
          <table:table-cell office:value-type="float" office:value="2.364" calcext:value-type="float">
            <text:p>2.364</text:p>
          </table:table-cell>
          <table:table-cell office:value-type="float" office:value="17.1927" calcext:value-type="float">
            <text:p>17.192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92" calcext:value-type="float">
            <text:p>1.692</text:p>
          </table:table-cell>
          <table:table-cell office:value-type="float" office:value="17.4066" calcext:value-type="float">
            <text:p>17.4066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17.4568" calcext:value-type="float">
            <text:p>17.4568</text:p>
          </table:table-cell>
          <table:table-cell table:number-columns-repeated="7"/>
          <table:table-cell office:value-type="float" office:value="2.492" calcext:value-type="float">
            <text:p>2.492</text:p>
          </table:table-cell>
          <table:table-cell office:value-type="float" office:value="17.1909" calcext:value-type="float">
            <text:p>17.19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89" calcext:value-type="float">
            <text:p>1.789</text:p>
          </table:table-cell>
          <table:table-cell office:value-type="float" office:value="17.3165" calcext:value-type="float">
            <text:p>17.3165</text:p>
          </table:table-cell>
          <table:table-cell/>
          <table:table-cell office:value-type="float" office:value="2.392" calcext:value-type="float">
            <text:p>2.392</text:p>
          </table:table-cell>
          <table:table-cell office:value-type="float" office:value="17.4567" calcext:value-type="float">
            <text:p>17.4567</text:p>
          </table:table-cell>
          <table:table-cell table:number-columns-repeated="7"/>
          <table:table-cell office:value-type="float" office:value="2.497" calcext:value-type="float">
            <text:p>2.497</text:p>
          </table:table-cell>
          <table:table-cell office:value-type="float" office:value="17.1859" calcext:value-type="float">
            <text:p>17.185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5" calcext:value-type="float">
            <text:p>1.885</text:p>
          </table:table-cell>
          <table:table-cell office:value-type="float" office:value="17.2564" calcext:value-type="float">
            <text:p>17.2564</text:p>
          </table:table-cell>
          <table:table-cell/>
          <table:table-cell office:value-type="float" office:value="2.394" calcext:value-type="float">
            <text:p>2.394</text:p>
          </table:table-cell>
          <table:table-cell office:value-type="float" office:value="17.4417" calcext:value-type="float">
            <text:p>17.4417</text:p>
          </table:table-cell>
          <table:table-cell table:number-columns-repeated="7"/>
          <table:table-cell office:value-type="float" office:value="2.499" calcext:value-type="float">
            <text:p>2.499</text:p>
          </table:table-cell>
          <table:table-cell office:value-type="float" office:value="17.1554" calcext:value-type="float">
            <text:p>17.15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7" calcext:value-type="float">
            <text:p>1.887</text:p>
          </table:table-cell>
          <table:table-cell office:value-type="float" office:value="17.2308" calcext:value-type="float">
            <text:p>17.2308</text:p>
          </table:table-cell>
          <table:table-cell/>
          <table:table-cell office:value-type="float" office:value="2.409" calcext:value-type="float">
            <text:p>2.409</text:p>
          </table:table-cell>
          <table:table-cell office:value-type="float" office:value="17.417" calcext:value-type="float">
            <text:p>17.417</text:p>
          </table:table-cell>
          <table:table-cell table:number-columns-repeated="7"/>
          <table:table-cell office:value-type="float" office:value="2.528" calcext:value-type="float">
            <text:p>2.528</text:p>
          </table:table-cell>
          <table:table-cell office:value-type="float" office:value="17.1536" calcext:value-type="float">
            <text:p>17.153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078" calcext:value-type="float">
            <text:p>2.078</text:p>
          </table:table-cell>
          <table:table-cell office:value-type="float" office:value="17.1804" calcext:value-type="float">
            <text:p>17.1804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7.3974" calcext:value-type="float">
            <text:p>17.3974</text:p>
          </table:table-cell>
          <table:table-cell table:number-columns-repeated="7"/>
          <table:table-cell office:value-type="float" office:value="2.532" calcext:value-type="float">
            <text:p>2.532</text:p>
          </table:table-cell>
          <table:table-cell office:value-type="float" office:value="17.1451" calcext:value-type="float">
            <text:p>17.14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88" calcext:value-type="float">
            <text:p>2.288</text:p>
          </table:table-cell>
          <table:table-cell office:value-type="float" office:value="17.1625" calcext:value-type="float">
            <text:p>17.1625</text:p>
          </table:table-cell>
          <table:table-cell/>
          <table:table-cell office:value-type="float" office:value="2.538" calcext:value-type="float">
            <text:p>2.538</text:p>
          </table:table-cell>
          <table:table-cell office:value-type="float" office:value="17.3445" calcext:value-type="float">
            <text:p>17.3445</text:p>
          </table:table-cell>
          <table:table-cell table:number-columns-repeated="7"/>
          <table:table-cell office:value-type="float" office:value="2.854" calcext:value-type="float">
            <text:p>2.854</text:p>
          </table:table-cell>
          <table:table-cell office:value-type="float" office:value="17.1435" calcext:value-type="float">
            <text:p>17.1435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95" calcext:value-type="float">
            <text:p>2.295</text:p>
          </table:table-cell>
          <table:table-cell office:value-type="float" office:value="17.1546" calcext:value-type="float">
            <text:p>17.1546</text:p>
          </table:table-cell>
          <table:table-cell/>
          <table:table-cell office:value-type="float" office:value="2.541" calcext:value-type="float">
            <text:p>2.541</text:p>
          </table:table-cell>
          <table:table-cell office:value-type="float" office:value="17.341" calcext:value-type="float">
            <text:p>17.341</text:p>
          </table:table-cell>
          <table:table-cell table:number-columns-repeated="7"/>
          <table:table-cell office:value-type="float" office:value="2.9" calcext:value-type="float">
            <text:p>2.9</text:p>
          </table:table-cell>
          <table:table-cell office:value-type="float" office:value="17.1424" calcext:value-type="float">
            <text:p>17.1424</text:p>
          </table:table-cell>
          <table:table-cell/>
        </table:table-row>
        <table:table-row table:style-name="ro1">
          <table:table-cell table:number-columns-repeated="5"/>
          <table:table-cell office:value-type="float" office:value="6.823" calcext:value-type="float">
            <text:p>6.823</text:p>
          </table:table-cell>
          <table:table-cell office:value-type="float" office:value="17.0942" calcext:value-type="float">
            <text:p>17.0942</text:p>
          </table:table-cell>
          <table:table-cell/>
          <table:table-cell office:value-type="float" office:value="2.554" calcext:value-type="float">
            <text:p>2.554</text:p>
          </table:table-cell>
          <table:table-cell office:value-type="float" office:value="17.3391" calcext:value-type="float">
            <text:p>17.3391</text:p>
          </table:table-cell>
          <table:table-cell table:number-columns-repeated="7"/>
          <table:table-cell office:value-type="float" office:value="3.1" calcext:value-type="float">
            <text:p>3.1</text:p>
          </table:table-cell>
          <table:table-cell office:value-type="float" office:value="17.1396" calcext:value-type="float">
            <text:p>17.13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3" calcext:value-type="float">
            <text:p>0.613</text:p>
          </table:table-cell>
          <table:table-cell office:value-type="float" office:value="18.9389" calcext:value-type="float">
            <text:p>18.9389</text:p>
          </table:table-cell>
          <table:table-cell/>
          <table:table-cell office:value-type="float" office:value="2.557" calcext:value-type="float">
            <text:p>2.557</text:p>
          </table:table-cell>
          <table:table-cell office:value-type="float" office:value="17.3372" calcext:value-type="float">
            <text:p>17.3372</text:p>
          </table:table-cell>
          <table:table-cell table:number-columns-repeated="7"/>
          <table:table-cell office:value-type="float" office:value="3.105" calcext:value-type="float">
            <text:p>3.105</text:p>
          </table:table-cell>
          <table:table-cell office:value-type="float" office:value="17.1222" calcext:value-type="float">
            <text:p>17.122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6" calcext:value-type="float">
            <text:p>0.616</text:p>
          </table:table-cell>
          <table:table-cell office:value-type="float" office:value="18.885" calcext:value-type="float">
            <text:p>18.885</text:p>
          </table:table-cell>
          <table:table-cell/>
          <table:table-cell office:value-type="float" office:value="2.56" calcext:value-type="float">
            <text:p>2.56</text:p>
          </table:table-cell>
          <table:table-cell office:value-type="float" office:value="17.3294" calcext:value-type="float">
            <text:p>17.3294</text:p>
          </table:table-cell>
          <table:table-cell table:number-columns-repeated="7"/>
          <table:table-cell office:value-type="float" office:value="3.107" calcext:value-type="float">
            <text:p>3.107</text:p>
          </table:table-cell>
          <table:table-cell office:value-type="float" office:value="17.0997" calcext:value-type="float">
            <text:p>17.09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17" calcext:value-type="float">
            <text:p>0.617</text:p>
          </table:table-cell>
          <table:table-cell office:value-type="float" office:value="18.7417" calcext:value-type="float">
            <text:p>18.7417</text:p>
          </table:table-cell>
          <table:table-cell/>
          <table:table-cell office:value-type="float" office:value="2.562" calcext:value-type="float">
            <text:p>2.562</text:p>
          </table:table-cell>
          <table:table-cell office:value-type="float" office:value="17.3259" calcext:value-type="float">
            <text:p>17.3259</text:p>
          </table:table-cell>
          <table:table-cell table:number-columns-repeated="7"/>
          <table:table-cell office:value-type="float" office:value="3.107" calcext:value-type="float">
            <text:p>3.107</text:p>
          </table:table-cell>
          <table:table-cell office:value-type="float" office:value="17.0751" calcext:value-type="float">
            <text:p>17.07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29" calcext:value-type="float">
            <text:p>0.629</text:p>
          </table:table-cell>
          <table:table-cell office:value-type="float" office:value="18.6735" calcext:value-type="float">
            <text:p>18.6735</text:p>
          </table:table-cell>
          <table:table-cell/>
          <table:table-cell office:value-type="float" office:value="2.581" calcext:value-type="float">
            <text:p>2.581</text:p>
          </table:table-cell>
          <table:table-cell office:value-type="float" office:value="17.3095" calcext:value-type="float">
            <text:p>17.3095</text:p>
          </table:table-cell>
          <table:table-cell table:number-columns-repeated="7"/>
          <table:table-cell office:value-type="float" office:value="3.147" calcext:value-type="float">
            <text:p>3.147</text:p>
          </table:table-cell>
          <table:table-cell office:value-type="float" office:value="17.0042" calcext:value-type="float">
            <text:p>17.004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697" calcext:value-type="float">
            <text:p>0.697</text:p>
          </table:table-cell>
          <table:table-cell office:value-type="float" office:value="18.629" calcext:value-type="float">
            <text:p>18.629</text:p>
          </table:table-cell>
          <table:table-cell/>
          <table:table-cell office:value-type="float" office:value="2.582" calcext:value-type="float">
            <text:p>2.582</text:p>
          </table:table-cell>
          <table:table-cell office:value-type="float" office:value="17.2962" calcext:value-type="float">
            <text:p>17.2962</text:p>
          </table:table-cell>
          <table:table-cell table:number-columns-repeated="7"/>
          <table:table-cell office:value-type="float" office:value="3.412" calcext:value-type="float">
            <text:p>3.412</text:p>
          </table:table-cell>
          <table:table-cell office:value-type="float" office:value="16.998" calcext:value-type="float">
            <text:p>16.99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11" calcext:value-type="float">
            <text:p>0.711</text:p>
          </table:table-cell>
          <table:table-cell office:value-type="float" office:value="18.6147" calcext:value-type="float">
            <text:p>18.6147</text:p>
          </table:table-cell>
          <table:table-cell/>
          <table:table-cell office:value-type="float" office:value="2.584" calcext:value-type="float">
            <text:p>2.584</text:p>
          </table:table-cell>
          <table:table-cell office:value-type="float" office:value="17.2657" calcext:value-type="float">
            <text:p>17.2657</text:p>
          </table:table-cell>
          <table:table-cell table:number-columns-repeated="7"/>
          <table:table-cell office:value-type="float" office:value="3.415" calcext:value-type="float">
            <text:p>3.415</text:p>
          </table:table-cell>
          <table:table-cell office:value-type="float" office:value="16.9908" calcext:value-type="float">
            <text:p>16.99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1" calcext:value-type="float">
            <text:p>0.741</text:p>
          </table:table-cell>
          <table:table-cell office:value-type="float" office:value="18.593" calcext:value-type="float">
            <text:p>18.593</text:p>
          </table:table-cell>
          <table:table-cell/>
          <table:table-cell office:value-type="float" office:value="2.668" calcext:value-type="float">
            <text:p>2.668</text:p>
          </table:table-cell>
          <table:table-cell office:value-type="float" office:value="17.2587" calcext:value-type="float">
            <text:p>17.2587</text:p>
          </table:table-cell>
          <table:table-cell table:number-columns-repeated="7"/>
          <table:table-cell office:value-type="float" office:value="3.489" calcext:value-type="float">
            <text:p>3.489</text:p>
          </table:table-cell>
          <table:table-cell office:value-type="float" office:value="16.9838" calcext:value-type="float">
            <text:p>16.983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7" calcext:value-type="float">
            <text:p>0.747</text:p>
          </table:table-cell>
          <table:table-cell office:value-type="float" office:value="18.5752" calcext:value-type="float">
            <text:p>18.5752</text:p>
          </table:table-cell>
          <table:table-cell/>
          <table:table-cell office:value-type="float" office:value="2.672" calcext:value-type="float">
            <text:p>2.672</text:p>
          </table:table-cell>
          <table:table-cell office:value-type="float" office:value="17.2437" calcext:value-type="float">
            <text:p>17.2437</text:p>
          </table:table-cell>
          <table:table-cell table:number-columns-repeated="7"/>
          <table:table-cell office:value-type="float" office:value="3.493" calcext:value-type="float">
            <text:p>3.493</text:p>
          </table:table-cell>
          <table:table-cell office:value-type="float" office:value="16.9808" calcext:value-type="float">
            <text:p>16.98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48" calcext:value-type="float">
            <text:p>0.748</text:p>
          </table:table-cell>
          <table:table-cell office:value-type="float" office:value="18.495" calcext:value-type="float">
            <text:p>18.495</text:p>
          </table:table-cell>
          <table:table-cell/>
          <table:table-cell office:value-type="float" office:value="2.688" calcext:value-type="float">
            <text:p>2.688</text:p>
          </table:table-cell>
          <table:table-cell office:value-type="float" office:value="17.219" calcext:value-type="float">
            <text:p>17.219</text:p>
          </table:table-cell>
          <table:table-cell table:number-columns-repeated="7"/>
          <table:table-cell office:value-type="float" office:value="3.495" calcext:value-type="float">
            <text:p>3.495</text:p>
          </table:table-cell>
          <table:table-cell office:value-type="float" office:value="16.9591" calcext:value-type="float">
            <text:p>16.9591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809" calcext:value-type="float">
            <text:p>18.4809</text:p>
          </table:table-cell>
          <table:table-cell/>
          <table:table-cell office:value-type="float" office:value="2.759" calcext:value-type="float">
            <text:p>2.759</text:p>
          </table:table-cell>
          <table:table-cell office:value-type="float" office:value="17.2058" calcext:value-type="float">
            <text:p>17.2058</text:p>
          </table:table-cell>
          <table:table-cell table:number-columns-repeated="7"/>
          <table:table-cell office:value-type="float" office:value="3.572" calcext:value-type="float">
            <text:p>3.572</text:p>
          </table:table-cell>
          <table:table-cell office:value-type="float" office:value="16.9393" calcext:value-type="float">
            <text:p>16.939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7" calcext:value-type="float">
            <text:p>0.777</text:p>
          </table:table-cell>
          <table:table-cell office:value-type="float" office:value="18.4757" calcext:value-type="float">
            <text:p>18.4757</text:p>
          </table:table-cell>
          <table:table-cell/>
          <table:table-cell office:value-type="float" office:value="2.761" calcext:value-type="float">
            <text:p>2.761</text:p>
          </table:table-cell>
          <table:table-cell office:value-type="float" office:value="17.1848" calcext:value-type="float">
            <text:p>17.1848</text:p>
          </table:table-cell>
          <table:table-cell table:number-columns-repeated="7"/>
          <table:table-cell office:value-type="float" office:value="3.573" calcext:value-type="float">
            <text:p>3.573</text:p>
          </table:table-cell>
          <table:table-cell office:value-type="float" office:value="16.8914" calcext:value-type="float">
            <text:p>16.891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962" calcext:value-type="float">
            <text:p>18.3962</text:p>
          </table:table-cell>
          <table:table-cell/>
          <table:table-cell office:value-type="float" office:value="2.762" calcext:value-type="float">
            <text:p>2.762</text:p>
          </table:table-cell>
          <table:table-cell office:value-type="float" office:value="17.1523" calcext:value-type="float">
            <text:p>17.1523</text:p>
          </table:table-cell>
          <table:table-cell table:number-columns-repeated="7"/>
          <table:table-cell office:value-type="float" office:value="3.75" calcext:value-type="float">
            <text:p>3.75</text:p>
          </table:table-cell>
          <table:table-cell office:value-type="float" office:value="16.8709" calcext:value-type="float">
            <text:p>16.87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779" calcext:value-type="float">
            <text:p>0.779</text:p>
          </table:table-cell>
          <table:table-cell office:value-type="float" office:value="18.3252" calcext:value-type="float">
            <text:p>18.3252</text:p>
          </table:table-cell>
          <table:table-cell/>
          <table:table-cell office:value-type="float" office:value="2.768" calcext:value-type="float">
            <text:p>2.768</text:p>
          </table:table-cell>
          <table:table-cell office:value-type="float" office:value="17.1451" calcext:value-type="float">
            <text:p>17.1451</text:p>
          </table:table-cell>
          <table:table-cell table:number-columns-repeated="7"/>
          <table:table-cell office:value-type="float" office:value="3.905" calcext:value-type="float">
            <text:p>3.905</text:p>
          </table:table-cell>
          <table:table-cell office:value-type="float" office:value="16.8704" calcext:value-type="float">
            <text:p>16.870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3148" calcext:value-type="float">
            <text:p>18.3148</text:p>
          </table:table-cell>
          <table:table-cell/>
          <table:table-cell office:value-type="float" office:value="3.104" calcext:value-type="float">
            <text:p>3.104</text:p>
          </table:table-cell>
          <table:table-cell office:value-type="float" office:value="17.1424" calcext:value-type="float">
            <text:p>17.1424</text:p>
          </table:table-cell>
          <table:table-cell table:number-columns-repeated="7"/>
          <table:table-cell office:value-type="float" office:value="3.909" calcext:value-type="float">
            <text:p>3.909</text:p>
          </table:table-cell>
          <table:table-cell office:value-type="float" office:value="16.863" calcext:value-type="float">
            <text:p>16.8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79" calcext:value-type="float">
            <text:p>0.879</text:p>
          </table:table-cell>
          <table:table-cell office:value-type="float" office:value="18.2438" calcext:value-type="float">
            <text:p>18.2438</text:p>
          </table:table-cell>
          <table:table-cell/>
          <table:table-cell office:value-type="float" office:value="3.256" calcext:value-type="float">
            <text:p>3.256</text:p>
          </table:table-cell>
          <table:table-cell office:value-type="float" office:value="17.1199" calcext:value-type="float">
            <text:p>17.1199</text:p>
          </table:table-cell>
          <table:table-cell table:number-columns-repeated="7"/>
          <table:table-cell office:value-type="float" office:value="3.974" calcext:value-type="float">
            <text:p>3.974</text:p>
          </table:table-cell>
          <table:table-cell office:value-type="float" office:value="16.8592" calcext:value-type="float">
            <text:p>16.85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" calcext:value-type="float">
            <text:p>0.88</text:p>
          </table:table-cell>
          <table:table-cell office:value-type="float" office:value="18.2346" calcext:value-type="float">
            <text:p>18.2346</text:p>
          </table:table-cell>
          <table:table-cell/>
          <table:table-cell office:value-type="float" office:value="3.263" calcext:value-type="float">
            <text:p>3.263</text:p>
          </table:table-cell>
          <table:table-cell office:value-type="float" office:value="17.0744" calcext:value-type="float">
            <text:p>17.0744</text:p>
          </table:table-cell>
          <table:table-cell table:number-columns-repeated="7"/>
          <table:table-cell office:value-type="float" office:value="3.991" calcext:value-type="float">
            <text:p>3.991</text:p>
          </table:table-cell>
          <table:table-cell office:value-type="float" office:value="16.8574" calcext:value-type="float">
            <text:p>16.85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0.881" calcext:value-type="float">
            <text:p>0.881</text:p>
          </table:table-cell>
          <table:table-cell office:value-type="float" office:value="18.1636" calcext:value-type="float">
            <text:p>18.1636</text:p>
          </table:table-cell>
          <table:table-cell/>
          <table:table-cell office:value-type="float" office:value="3.304" calcext:value-type="float">
            <text:p>3.304</text:p>
          </table:table-cell>
          <table:table-cell office:value-type="float" office:value="17.0732" calcext:value-type="float">
            <text:p>17.0732</text:p>
          </table:table-cell>
          <table:table-cell table:number-columns-repeated="7"/>
          <table:table-cell office:value-type="float" office:value="3.994" calcext:value-type="float">
            <text:p>3.994</text:p>
          </table:table-cell>
          <table:table-cell office:value-type="float" office:value="16.8526" calcext:value-type="float">
            <text:p>16.852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14" calcext:value-type="float">
            <text:p>1.014</text:p>
          </table:table-cell>
          <table:table-cell office:value-type="float" office:value="18.1198" calcext:value-type="float">
            <text:p>18.1198</text:p>
          </table:table-cell>
          <table:table-cell/>
          <table:table-cell office:value-type="float" office:value="3.307" calcext:value-type="float">
            <text:p>3.307</text:p>
          </table:table-cell>
          <table:table-cell office:value-type="float" office:value="17.0674" calcext:value-type="float">
            <text:p>17.0674</text:p>
          </table:table-cell>
          <table:table-cell table:number-columns-repeated="7"/>
          <table:table-cell office:value-type="float" office:value="3.995" calcext:value-type="float">
            <text:p>3.995</text:p>
          </table:table-cell>
          <table:table-cell office:value-type="float" office:value="16.7773" calcext:value-type="float">
            <text:p>16.777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1" calcext:value-type="float">
            <text:p>1.071</text:p>
          </table:table-cell>
          <table:table-cell office:value-type="float" office:value="18.088" calcext:value-type="float">
            <text:p>18.088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float" office:value="17.0595" calcext:value-type="float">
            <text:p>17.0595</text:p>
          </table:table-cell>
          <table:table-cell table:number-columns-repeated="7"/>
          <table:table-cell office:value-type="float" office:value="3.997" calcext:value-type="float">
            <text:p>3.997</text:p>
          </table:table-cell>
          <table:table-cell office:value-type="float" office:value="16.7613" calcext:value-type="float">
            <text:p>16.761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3" calcext:value-type="float">
            <text:p>1.073</text:p>
          </table:table-cell>
          <table:table-cell office:value-type="float" office:value="18.0283" calcext:value-type="float">
            <text:p>18.0283</text:p>
          </table:table-cell>
          <table:table-cell/>
          <table:table-cell office:value-type="float" office:value="3.311" calcext:value-type="float">
            <text:p>3.311</text:p>
          </table:table-cell>
          <table:table-cell office:value-type="float" office:value="17.056" calcext:value-type="float">
            <text:p>17.056</text:p>
          </table:table-cell>
          <table:table-cell table:number-columns-repeated="7"/>
          <table:table-cell office:value-type="float" office:value="3.998" calcext:value-type="float">
            <text:p>3.998</text:p>
          </table:table-cell>
          <table:table-cell office:value-type="float" office:value="16.7537" calcext:value-type="float">
            <text:p>16.753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4" calcext:value-type="float">
            <text:p>1.074</text:p>
          </table:table-cell>
          <table:table-cell office:value-type="float" office:value="17.9694" calcext:value-type="float">
            <text:p>17.9694</text:p>
          </table:table-cell>
          <table:table-cell/>
          <table:table-cell office:value-type="float" office:value="3.331" calcext:value-type="float">
            <text:p>3.331</text:p>
          </table:table-cell>
          <table:table-cell office:value-type="float" office:value="17.0501" calcext:value-type="float">
            <text:p>17.050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.751" calcext:value-type="float">
            <text:p>16.7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075" calcext:value-type="float">
            <text:p>1.075</text:p>
          </table:table-cell>
          <table:table-cell office:value-type="float" office:value="17.935" calcext:value-type="float">
            <text:p>17.935</text:p>
          </table:table-cell>
          <table:table-cell/>
          <table:table-cell office:value-type="float" office:value="3.332" calcext:value-type="float">
            <text:p>3.332</text:p>
          </table:table-cell>
          <table:table-cell office:value-type="float" office:value="17.0427" calcext:value-type="float">
            <text:p>17.042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.7144" calcext:value-type="float">
            <text:p>16.71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5" calcext:value-type="float">
            <text:p>1.285</text:p>
          </table:table-cell>
          <table:table-cell office:value-type="float" office:value="17.8447" calcext:value-type="float">
            <text:p>17.8447</text:p>
          </table:table-cell>
          <table:table-cell/>
          <table:table-cell office:value-type="float" office:value="3.334" calcext:value-type="float">
            <text:p>3.334</text:p>
          </table:table-cell>
          <table:table-cell office:value-type="float" office:value="17.0277" calcext:value-type="float">
            <text:p>17.0277</text:p>
          </table:table-cell>
          <table:table-cell table:number-columns-repeated="7"/>
          <table:table-cell office:value-type="float" office:value="4.001" calcext:value-type="float">
            <text:p>4.001</text:p>
          </table:table-cell>
          <table:table-cell office:value-type="float" office:value="16.7109" calcext:value-type="float">
            <text:p>16.710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286" calcext:value-type="float">
            <text:p>1.286</text:p>
          </table:table-cell>
          <table:table-cell office:value-type="float" office:value="17.7645" calcext:value-type="float">
            <text:p>17.7645</text:p>
          </table:table-cell>
          <table:table-cell/>
          <table:table-cell office:value-type="float" office:value="3.427" calcext:value-type="float">
            <text:p>3.427</text:p>
          </table:table-cell>
          <table:table-cell office:value-type="float" office:value="17.0145" calcext:value-type="float">
            <text:p>17.0145</text:p>
          </table:table-cell>
          <table:table-cell table:number-columns-repeated="7"/>
          <table:table-cell office:value-type="float" office:value="4.01" calcext:value-type="float">
            <text:p>4.01</text:p>
          </table:table-cell>
          <table:table-cell office:value-type="float" office:value="16.7108" calcext:value-type="float">
            <text:p>16.71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7604" calcext:value-type="float">
            <text:p>17.7604</text:p>
          </table:table-cell>
          <table:table-cell/>
          <table:table-cell office:value-type="float" office:value="3.43" calcext:value-type="float">
            <text:p>3.43</text:p>
          </table:table-cell>
          <table:table-cell office:value-type="float" office:value="16.984" calcext:value-type="float">
            <text:p>16.984</text:p>
          </table:table-cell>
          <table:table-cell table:number-columns-repeated="7"/>
          <table:table-cell office:value-type="float" office:value="4.011" calcext:value-type="float">
            <text:p>4.011</text:p>
          </table:table-cell>
          <table:table-cell office:value-type="float" office:value="16.7073" calcext:value-type="float">
            <text:p>16.707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6" calcext:value-type="float">
            <text:p>1.326</text:p>
          </table:table-cell>
          <table:table-cell office:value-type="float" office:value="17.6638" calcext:value-type="float">
            <text:p>17.6638</text:p>
          </table:table-cell>
          <table:table-cell/>
          <table:table-cell office:value-type="float" office:value="3.431" calcext:value-type="float">
            <text:p>3.431</text:p>
          </table:table-cell>
          <table:table-cell office:value-type="float" office:value="16.9516" calcext:value-type="float">
            <text:p>16.9516</text:p>
          </table:table-cell>
          <table:table-cell table:number-columns-repeated="7"/>
          <table:table-cell office:value-type="float" office:value="4.315" calcext:value-type="float">
            <text:p>4.315</text:p>
          </table:table-cell>
          <table:table-cell office:value-type="float" office:value="16.6954" calcext:value-type="float">
            <text:p>16.69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327" calcext:value-type="float">
            <text:p>1.327</text:p>
          </table:table-cell>
          <table:table-cell office:value-type="float" office:value="17.5633" calcext:value-type="float">
            <text:p>17.5633</text:p>
          </table:table-cell>
          <table:table-cell/>
          <table:table-cell office:value-type="float" office:value="3.444" calcext:value-type="float">
            <text:p>3.444</text:p>
          </table:table-cell>
          <table:table-cell office:value-type="float" office:value="16.9353" calcext:value-type="float">
            <text:p>16.9353</text:p>
          </table:table-cell>
          <table:table-cell table:number-columns-repeated="7"/>
          <table:table-cell office:value-type="float" office:value="4.317" calcext:value-type="float">
            <text:p>4.317</text:p>
          </table:table-cell>
          <table:table-cell office:value-type="float" office:value="16.6892" calcext:value-type="float">
            <text:p>16.689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51" calcext:value-type="float">
            <text:p>1.51</text:p>
          </table:table-cell>
          <table:table-cell office:value-type="float" office:value="17.4493" calcext:value-type="float">
            <text:p>17.4493</text:p>
          </table:table-cell>
          <table:table-cell/>
          <table:table-cell office:value-type="float" office:value="3.445" calcext:value-type="float">
            <text:p>3.445</text:p>
          </table:table-cell>
          <table:table-cell office:value-type="float" office:value="16.922" calcext:value-type="float">
            <text:p>16.922</text:p>
          </table:table-cell>
          <table:table-cell table:number-columns-repeated="7"/>
          <table:table-cell office:value-type="float" office:value="4.318" calcext:value-type="float">
            <text:p>4.318</text:p>
          </table:table-cell>
          <table:table-cell office:value-type="float" office:value="16.6856" calcext:value-type="float">
            <text:p>16.685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33" calcext:value-type="float">
            <text:p>1.633</text:p>
          </table:table-cell>
          <table:table-cell office:value-type="float" office:value="17.4484" calcext:value-type="float">
            <text:p>17.4484</text:p>
          </table:table-cell>
          <table:table-cell/>
          <table:table-cell office:value-type="float" office:value="3.892" calcext:value-type="float">
            <text:p>3.892</text:p>
          </table:table-cell>
          <table:table-cell office:value-type="float" office:value="16.9192" calcext:value-type="float">
            <text:p>16.9192</text:p>
          </table:table-cell>
          <table:table-cell table:number-columns-repeated="7"/>
          <table:table-cell office:value-type="float" office:value="4.339" calcext:value-type="float">
            <text:p>4.339</text:p>
          </table:table-cell>
          <table:table-cell office:value-type="float" office:value="16.6584" calcext:value-type="float">
            <text:p>16.658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79" calcext:value-type="float">
            <text:p>1.679</text:p>
          </table:table-cell>
          <table:table-cell office:value-type="float" office:value="17.4392" calcext:value-type="float">
            <text:p>17.4392</text:p>
          </table:table-cell>
          <table:table-cell/>
          <table:table-cell office:value-type="float" office:value="3.91" calcext:value-type="float">
            <text:p>3.91</text:p>
          </table:table-cell>
          <table:table-cell office:value-type="float" office:value="16.9163" calcext:value-type="float">
            <text:p>16.9163</text:p>
          </table:table-cell>
          <table:table-cell table:number-columns-repeated="7"/>
          <table:table-cell office:value-type="float" office:value="4.341" calcext:value-type="float">
            <text:p>4.341</text:p>
          </table:table-cell>
          <table:table-cell office:value-type="float" office:value="16.5525" calcext:value-type="float">
            <text:p>16.55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8" calcext:value-type="float">
            <text:p>1.68</text:p>
          </table:table-cell>
          <table:table-cell office:value-type="float" office:value="17.4167" calcext:value-type="float">
            <text:p>17.4167</text:p>
          </table:table-cell>
          <table:table-cell/>
          <table:table-cell office:value-type="float" office:value="4.167" calcext:value-type="float">
            <text:p>4.167</text:p>
          </table:table-cell>
          <table:table-cell office:value-type="float" office:value="16.9078" calcext:value-type="float">
            <text:p>16.9078</text:p>
          </table:table-cell>
          <table:table-cell table:number-columns-repeated="7"/>
          <table:table-cell office:value-type="float" office:value="4.971" calcext:value-type="float">
            <text:p>4.971</text:p>
          </table:table-cell>
          <table:table-cell office:value-type="float" office:value="16.5151" calcext:value-type="float">
            <text:p>16.5151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692" calcext:value-type="float">
            <text:p>1.692</text:p>
          </table:table-cell>
          <table:table-cell office:value-type="float" office:value="17.4066" calcext:value-type="float">
            <text:p>17.4066</text:p>
          </table:table-cell>
          <table:table-cell/>
          <table:table-cell office:value-type="float" office:value="4.168" calcext:value-type="float">
            <text:p>4.168</text:p>
          </table:table-cell>
          <table:table-cell office:value-type="float" office:value="16.9043" calcext:value-type="float">
            <text:p>16.9043</text:p>
          </table:table-cell>
          <table:table-cell table:number-columns-repeated="7"/>
          <table:table-cell office:value-type="float" office:value="5.046" calcext:value-type="float">
            <text:p>5.046</text:p>
          </table:table-cell>
          <table:table-cell office:value-type="float" office:value="16.4708" calcext:value-type="float">
            <text:p>16.4708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789" calcext:value-type="float">
            <text:p>1.789</text:p>
          </table:table-cell>
          <table:table-cell office:value-type="float" office:value="17.3165" calcext:value-type="float">
            <text:p>17.3165</text:p>
          </table:table-cell>
          <table:table-cell/>
          <table:table-cell office:value-type="float" office:value="4.169" calcext:value-type="float">
            <text:p>4.169</text:p>
          </table:table-cell>
          <table:table-cell office:value-type="float" office:value="16.8909" calcext:value-type="float">
            <text:p>16.8909</text:p>
          </table:table-cell>
          <table:table-cell table:number-columns-repeated="7"/>
          <table:table-cell office:value-type="float" office:value="5.049" calcext:value-type="float">
            <text:p>5.049</text:p>
          </table:table-cell>
          <table:table-cell office:value-type="float" office:value="16.4699" calcext:value-type="float">
            <text:p>16.46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5" calcext:value-type="float">
            <text:p>1.885</text:p>
          </table:table-cell>
          <table:table-cell office:value-type="float" office:value="17.2564" calcext:value-type="float">
            <text:p>17.2564</text:p>
          </table:table-cell>
          <table:table-cell/>
          <table:table-cell office:value-type="float" office:value="4.171" calcext:value-type="float">
            <text:p>4.171</text:p>
          </table:table-cell>
          <table:table-cell office:value-type="float" office:value="16.8707" calcext:value-type="float">
            <text:p>16.8707</text:p>
          </table:table-cell>
          <table:table-cell table:number-columns-repeated="7"/>
          <table:table-cell office:value-type="float" office:value="5.055" calcext:value-type="float">
            <text:p>5.055</text:p>
          </table:table-cell>
          <table:table-cell office:value-type="float" office:value="16.4463" calcext:value-type="float">
            <text:p>16.44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.887" calcext:value-type="float">
            <text:p>1.887</text:p>
          </table:table-cell>
          <table:table-cell office:value-type="float" office:value="17.2308" calcext:value-type="float">
            <text:p>17.2308</text:p>
          </table:table-cell>
          <table:table-cell/>
          <table:table-cell office:value-type="float" office:value="4.198" calcext:value-type="float">
            <text:p>4.198</text:p>
          </table:table-cell>
          <table:table-cell office:value-type="float" office:value="16.8677" calcext:value-type="float">
            <text:p>16.8677</text:p>
          </table:table-cell>
          <table:table-cell table:number-columns-repeated="7"/>
          <table:table-cell office:value-type="float" office:value="5.22" calcext:value-type="float">
            <text:p>5.22</text:p>
          </table:table-cell>
          <table:table-cell office:value-type="float" office:value="16.4232" calcext:value-type="float">
            <text:p>16.423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078" calcext:value-type="float">
            <text:p>2.078</text:p>
          </table:table-cell>
          <table:table-cell office:value-type="float" office:value="17.1804" calcext:value-type="float">
            <text:p>17.1804</text:p>
          </table:table-cell>
          <table:table-cell/>
          <table:table-cell office:value-type="float" office:value="4.257" calcext:value-type="float">
            <text:p>4.257</text:p>
          </table:table-cell>
          <table:table-cell office:value-type="float" office:value="16.8544" calcext:value-type="float">
            <text:p>16.8544</text:p>
          </table:table-cell>
          <table:table-cell table:number-columns-repeated="7"/>
          <table:table-cell office:value-type="float" office:value="5.224" calcext:value-type="float">
            <text:p>5.224</text:p>
          </table:table-cell>
          <table:table-cell office:value-type="float" office:value="16.4196" calcext:value-type="float">
            <text:p>16.41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88" calcext:value-type="float">
            <text:p>2.288</text:p>
          </table:table-cell>
          <table:table-cell office:value-type="float" office:value="17.1625" calcext:value-type="float">
            <text:p>17.1625</text:p>
          </table:table-cell>
          <table:table-cell/>
          <table:table-cell office:value-type="float" office:value="4.258" calcext:value-type="float">
            <text:p>4.258</text:p>
          </table:table-cell>
          <table:table-cell office:value-type="float" office:value="16.7946" calcext:value-type="float">
            <text:p>16.7946</text:p>
          </table:table-cell>
          <table:table-cell table:number-columns-repeated="7"/>
          <table:table-cell office:value-type="float" office:value="5.227" calcext:value-type="float">
            <text:p>5.227</text:p>
          </table:table-cell>
          <table:table-cell office:value-type="float" office:value="16.4182" calcext:value-type="float">
            <text:p>16.4182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295" calcext:value-type="float">
            <text:p>2.295</text:p>
          </table:table-cell>
          <table:table-cell office:value-type="float" office:value="17.1546" calcext:value-type="float">
            <text:p>17.1546</text:p>
          </table:table-cell>
          <table:table-cell/>
          <table:table-cell office:value-type="float" office:value="4.262" calcext:value-type="float">
            <text:p>4.262</text:p>
          </table:table-cell>
          <table:table-cell office:value-type="float" office:value="16.794" calcext:value-type="float">
            <text:p>16.794</text:p>
          </table:table-cell>
          <table:table-cell table:number-columns-repeated="7"/>
          <table:table-cell office:value-type="float" office:value="5.234" calcext:value-type="float">
            <text:p>5.234</text:p>
          </table:table-cell>
          <table:table-cell office:value-type="float" office:value="16.3783" calcext:value-type="float">
            <text:p>16.37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6.823" calcext:value-type="float">
            <text:p>6.823</text:p>
          </table:table-cell>
          <table:table-cell office:value-type="float" office:value="17.0942" calcext:value-type="float">
            <text:p>17.0942</text:p>
          </table:table-cell>
          <table:table-cell/>
          <table:table-cell office:value-type="float" office:value="4.266" calcext:value-type="float">
            <text:p>4.266</text:p>
          </table:table-cell>
          <table:table-cell office:value-type="float" office:value="16.7805" calcext:value-type="float">
            <text:p>16.7805</text:p>
          </table:table-cell>
          <table:table-cell table:number-columns-repeated="7"/>
          <table:table-cell office:value-type="float" office:value="5.269" calcext:value-type="float">
            <text:p>5.269</text:p>
          </table:table-cell>
          <table:table-cell office:value-type="float" office:value="16.3645" calcext:value-type="float">
            <text:p>16.364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68" calcext:value-type="float">
            <text:p>4.268</text:p>
          </table:table-cell>
          <table:table-cell office:value-type="float" office:value="16.7757" calcext:value-type="float">
            <text:p>16.7757</text:p>
          </table:table-cell>
          <table:table-cell table:number-columns-repeated="7"/>
          <table:table-cell office:value-type="float" office:value="5.465" calcext:value-type="float">
            <text:p>5.465</text:p>
          </table:table-cell>
          <table:table-cell office:value-type="float" office:value="16.2317" calcext:value-type="float">
            <text:p>16.2317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" calcext:value-type="float">
            <text:p>4.27</text:p>
          </table:table-cell>
          <table:table-cell office:value-type="float" office:value="16.7682" calcext:value-type="float">
            <text:p>16.7682</text:p>
          </table:table-cell>
          <table:table-cell table:number-columns-repeated="7"/>
          <table:table-cell office:value-type="float" office:value="5.494" calcext:value-type="float">
            <text:p>5.494</text:p>
          </table:table-cell>
          <table:table-cell office:value-type="float" office:value="16.203" calcext:value-type="float">
            <text:p>16.203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1" calcext:value-type="float">
            <text:p>4.271</text:p>
          </table:table-cell>
          <table:table-cell office:value-type="float" office:value="16.762" calcext:value-type="float">
            <text:p>16.762</text:p>
          </table:table-cell>
          <table:table-cell table:number-columns-repeated="7"/>
          <table:table-cell office:value-type="float" office:value="6.736" calcext:value-type="float">
            <text:p>6.736</text:p>
          </table:table-cell>
          <table:table-cell office:value-type="float" office:value="16.1874" calcext:value-type="float">
            <text:p>16.18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2" calcext:value-type="float">
            <text:p>4.272</text:p>
          </table:table-cell>
          <table:table-cell office:value-type="float" office:value="16.7316" calcext:value-type="float">
            <text:p>16.7316</text:p>
          </table:table-cell>
          <table:table-cell table:number-columns-repeated="7"/>
          <table:table-cell office:value-type="float" office:value="6.771" calcext:value-type="float">
            <text:p>6.771</text:p>
          </table:table-cell>
          <table:table-cell office:value-type="float" office:value="16.1864" calcext:value-type="float">
            <text:p>16.186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5" calcext:value-type="float">
            <text:p>4.275</text:p>
          </table:table-cell>
          <table:table-cell office:value-type="float" office:value="16.7217" calcext:value-type="float">
            <text:p>16.7217</text:p>
          </table:table-cell>
          <table:table-cell table:number-columns-repeated="7"/>
          <table:table-cell office:value-type="float" office:value="6.782" calcext:value-type="float">
            <text:p>6.782</text:p>
          </table:table-cell>
          <table:table-cell office:value-type="float" office:value="16.1685" calcext:value-type="float">
            <text:p>16.168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5" calcext:value-type="float">
            <text:p>4.275</text:p>
          </table:table-cell>
          <table:table-cell office:value-type="float" office:value="16.7155" calcext:value-type="float">
            <text:p>16.7155</text:p>
          </table:table-cell>
          <table:table-cell table:number-columns-repeated="7"/>
          <table:table-cell office:value-type="float" office:value="6.789" calcext:value-type="float">
            <text:p>6.789</text:p>
          </table:table-cell>
          <table:table-cell office:value-type="float" office:value="16.1635" calcext:value-type="float">
            <text:p>16.1635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278" calcext:value-type="float">
            <text:p>4.278</text:p>
          </table:table-cell>
          <table:table-cell office:value-type="float" office:value="16.7143" calcext:value-type="float">
            <text:p>16.7143</text:p>
          </table:table-cell>
          <table:table-cell table:number-columns-repeated="7"/>
          <table:table-cell office:value-type="float" office:value="7.051" calcext:value-type="float">
            <text:p>7.051</text:p>
          </table:table-cell>
          <table:table-cell office:value-type="float" office:value="16.142" calcext:value-type="float">
            <text:p>16.142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772" calcext:value-type="float">
            <text:p>4.772</text:p>
          </table:table-cell>
          <table:table-cell office:value-type="float" office:value="16.6881" calcext:value-type="float">
            <text:p>16.6881</text:p>
          </table:table-cell>
          <table:table-cell table:number-columns-repeated="7"/>
          <table:table-cell office:value-type="float" office:value="7.084" calcext:value-type="float">
            <text:p>7.084</text:p>
          </table:table-cell>
          <table:table-cell office:value-type="float" office:value="16.139" calcext:value-type="float">
            <text:p>16.139</text:p>
          </table:table-cell>
          <table:table-cell/>
        </table:table-row>
        <table:table-row table:style-name="ro1">
          <table:table-cell table:number-columns-repeated="8"/>
          <table:table-cell office:value-type="float" office:value="4.774" calcext:value-type="float">
            <text:p>4.774</text:p>
          </table:table-cell>
          <table:table-cell office:value-type="float" office:value="16.6819" calcext:value-type="float">
            <text:p>16.6819</text:p>
          </table:table-cell>
          <table:table-cell table:number-columns-repeated="7"/>
          <table:table-cell office:value-type="float" office:value="7.088" calcext:value-type="float">
            <text:p>7.088</text:p>
          </table:table-cell>
          <table:table-cell office:value-type="float" office:value="16.1354" calcext:value-type="float">
            <text:p>16.135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062" calcext:value-type="float">
            <text:p>5.062</text:p>
          </table:table-cell>
          <table:table-cell office:value-type="float" office:value="16.6784" calcext:value-type="float">
            <text:p>16.6784</text:p>
          </table:table-cell>
          <table:table-cell table:number-columns-repeated="7"/>
          <table:table-cell office:value-type="float" office:value="7.094" calcext:value-type="float">
            <text:p>7.094</text:p>
          </table:table-cell>
          <table:table-cell office:value-type="float" office:value="16.1252" calcext:value-type="float">
            <text:p>16.125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097" calcext:value-type="float">
            <text:p>5.097</text:p>
          </table:table-cell>
          <table:table-cell office:value-type="float" office:value="16.6772" calcext:value-type="float">
            <text:p>16.6772</text:p>
          </table:table-cell>
          <table:table-cell table:number-columns-repeated="7"/>
          <table:table-cell office:value-type="float" office:value="10.684" calcext:value-type="float">
            <text:p>10.684</text:p>
          </table:table-cell>
          <table:table-cell office:value-type="float" office:value="16.1148" calcext:value-type="float">
            <text:p>16.114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098" calcext:value-type="float">
            <text:p>5.098</text:p>
          </table:table-cell>
          <table:table-cell office:value-type="float" office:value="16.6761" calcext:value-type="float">
            <text:p>16.6761</text:p>
          </table:table-cell>
          <table:table-cell table:number-columns-repeated="7"/>
          <table:table-cell office:value-type="float" office:value="10.721" calcext:value-type="float">
            <text:p>10.721</text:p>
          </table:table-cell>
          <table:table-cell office:value-type="float" office:value="16.1122" calcext:value-type="float">
            <text:p>16.1122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01" calcext:value-type="float">
            <text:p>5.101</text:p>
          </table:table-cell>
          <table:table-cell office:value-type="float" office:value="16.6673" calcext:value-type="float">
            <text:p>16.6673</text:p>
          </table:table-cell>
          <table:table-cell table:number-columns-repeated="7"/>
          <table:table-cell office:value-type="float" office:value="10.731" calcext:value-type="float">
            <text:p>10.731</text:p>
          </table:table-cell>
          <table:table-cell office:value-type="float" office:value="16.071" calcext:value-type="float">
            <text:p>16.07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02" calcext:value-type="float">
            <text:p>5.102</text:p>
          </table:table-cell>
          <table:table-cell office:value-type="float" office:value="16.6611" calcext:value-type="float">
            <text:p>16.6611</text:p>
          </table:table-cell>
          <table:table-cell table:number-columns-repeated="7"/>
          <table:table-cell office:value-type="float" office:value="10.734" calcext:value-type="float">
            <text:p>10.734</text:p>
          </table:table-cell>
          <table:table-cell office:value-type="float" office:value="16.0674" calcext:value-type="float">
            <text:p>16.06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05" calcext:value-type="float">
            <text:p>5.105</text:p>
          </table:table-cell>
          <table:table-cell office:value-type="float" office:value="16.66" calcext:value-type="float">
            <text:p>16.66</text:p>
          </table:table-cell>
          <table:table-cell table:number-columns-repeated="7"/>
          <table:table-cell office:value-type="float" office:value="12.783" calcext:value-type="float">
            <text:p>12.783</text:p>
          </table:table-cell>
          <table:table-cell office:value-type="float" office:value="16.0163" calcext:value-type="float">
            <text:p>16.0163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19" calcext:value-type="float">
            <text:p>5.119</text:p>
          </table:table-cell>
          <table:table-cell office:value-type="float" office:value="16.6533" calcext:value-type="float">
            <text:p>16.6533</text:p>
          </table:table-cell>
          <table:table-cell table:number-columns-repeated="7"/>
          <table:table-cell office:value-type="float" office:value="12.801" calcext:value-type="float">
            <text:p>12.801</text:p>
          </table:table-cell>
          <table:table-cell office:value-type="float" office:value="16.0134" calcext:value-type="float">
            <text:p>16.013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1" calcext:value-type="float">
            <text:p>5.121</text:p>
          </table:table-cell>
          <table:table-cell office:value-type="float" office:value="16.6498" calcext:value-type="float">
            <text:p>16.6498</text:p>
          </table:table-cell>
          <table:table-cell table:number-columns-repeated="7"/>
          <table:table-cell office:value-type="float" office:value="12.804" calcext:value-type="float">
            <text:p>12.804</text:p>
          </table:table-cell>
          <table:table-cell office:value-type="float" office:value="16.0111" calcext:value-type="float">
            <text:p>16.011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2" calcext:value-type="float">
            <text:p>5.122</text:p>
          </table:table-cell>
          <table:table-cell office:value-type="float" office:value="16.6364" calcext:value-type="float">
            <text:p>16.6364</text:p>
          </table:table-cell>
          <table:table-cell table:number-columns-repeated="7"/>
          <table:table-cell office:value-type="float" office:value="12.805" calcext:value-type="float">
            <text:p>12.805</text:p>
          </table:table-cell>
          <table:table-cell office:value-type="float" office:value="16.0063" calcext:value-type="float">
            <text:p>16.0063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3" calcext:value-type="float">
            <text:p>5.123</text:p>
          </table:table-cell>
          <table:table-cell office:value-type="float" office:value="16.6302" calcext:value-type="float">
            <text:p>16.6302</text:p>
          </table:table-cell>
          <table:table-cell table:number-columns-repeated="7"/>
          <table:table-cell office:value-type="float" office:value="12.832" calcext:value-type="float">
            <text:p>12.832</text:p>
          </table:table-cell>
          <table:table-cell office:value-type="float" office:value="15.9918" calcext:value-type="float">
            <text:p>15.991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24" calcext:value-type="float">
            <text:p>5.124</text:p>
          </table:table-cell>
          <table:table-cell office:value-type="float" office:value="16.5998" calcext:value-type="float">
            <text:p>16.5998</text:p>
          </table:table-cell>
          <table:table-cell table:number-columns-repeated="7"/>
          <table:table-cell office:value-type="float" office:value="12.857" calcext:value-type="float">
            <text:p>12.857</text:p>
          </table:table-cell>
          <table:table-cell office:value-type="float" office:value="15.9816" calcext:value-type="float">
            <text:p>15.9816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76" calcext:value-type="float">
            <text:p>5.176</text:p>
          </table:table-cell>
          <table:table-cell office:value-type="float" office:value="16.5927" calcext:value-type="float">
            <text:p>16.5927</text:p>
          </table:table-cell>
          <table:table-cell table:number-columns-repeated="7"/>
          <table:table-cell office:value-type="float" office:value="12.94" calcext:value-type="float">
            <text:p>12.94</text:p>
          </table:table-cell>
          <table:table-cell office:value-type="float" office:value="15.9399" calcext:value-type="float">
            <text:p>15.93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78" calcext:value-type="float">
            <text:p>5.178</text:p>
          </table:table-cell>
          <table:table-cell office:value-type="float" office:value="16.5604" calcext:value-type="float">
            <text:p>16.5604</text:p>
          </table:table-cell>
          <table:table-cell table:number-columns-repeated="7"/>
          <table:table-cell office:value-type="float" office:value="12.942" calcext:value-type="float">
            <text:p>12.942</text:p>
          </table:table-cell>
          <table:table-cell office:value-type="float" office:value="15.9349" calcext:value-type="float">
            <text:p>15.934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8" calcext:value-type="float">
            <text:p>5.18</text:p>
          </table:table-cell>
          <table:table-cell office:value-type="float" office:value="16.5556" calcext:value-type="float">
            <text:p>16.5556</text:p>
          </table:table-cell>
          <table:table-cell table:number-columns-repeated="7"/>
          <table:table-cell office:value-type="float" office:value="13.051" calcext:value-type="float">
            <text:p>13.051</text:p>
          </table:table-cell>
          <table:table-cell office:value-type="float" office:value="15.9344" calcext:value-type="float">
            <text:p>15.934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86" calcext:value-type="float">
            <text:p>5.186</text:p>
          </table:table-cell>
          <table:table-cell office:value-type="float" office:value="16.5502" calcext:value-type="float">
            <text:p>16.5502</text:p>
          </table:table-cell>
          <table:table-cell table:number-columns-repeated="7"/>
          <table:table-cell office:value-type="float" office:value="13.053" calcext:value-type="float">
            <text:p>13.053</text:p>
          </table:table-cell>
          <table:table-cell office:value-type="float" office:value="15.9295" calcext:value-type="float">
            <text:p>15.929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87" calcext:value-type="float">
            <text:p>5.187</text:p>
          </table:table-cell>
          <table:table-cell office:value-type="float" office:value="16.5486" calcext:value-type="float">
            <text:p>16.5486</text:p>
          </table:table-cell>
          <table:table-cell table:number-columns-repeated="7"/>
          <table:table-cell office:value-type="float" office:value="13.096" calcext:value-type="float">
            <text:p>13.096</text:p>
          </table:table-cell>
          <table:table-cell office:value-type="float" office:value="15.9285" calcext:value-type="float">
            <text:p>15.928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1" calcext:value-type="float">
            <text:p>5.191</text:p>
          </table:table-cell>
          <table:table-cell office:value-type="float" office:value="16.5392" calcext:value-type="float">
            <text:p>16.5392</text:p>
          </table:table-cell>
          <table:table-cell table:number-columns-repeated="7"/>
          <table:table-cell office:value-type="float" office:value="13.143" calcext:value-type="float">
            <text:p>13.143</text:p>
          </table:table-cell>
          <table:table-cell office:value-type="float" office:value="15.9174" calcext:value-type="float">
            <text:p>15.91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2" calcext:value-type="float">
            <text:p>5.192</text:p>
          </table:table-cell>
          <table:table-cell office:value-type="float" office:value="16.5259" calcext:value-type="float">
            <text:p>16.5259</text:p>
          </table:table-cell>
          <table:table-cell table:number-columns-repeated="7"/>
          <table:table-cell office:value-type="float" office:value="13.146" calcext:value-type="float">
            <text:p>13.146</text:p>
          </table:table-cell>
          <table:table-cell office:value-type="float" office:value="15.9125" calcext:value-type="float">
            <text:p>15.912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4" calcext:value-type="float">
            <text:p>5.194</text:p>
          </table:table-cell>
          <table:table-cell office:value-type="float" office:value="16.4912" calcext:value-type="float">
            <text:p>16.4912</text:p>
          </table:table-cell>
          <table:table-cell table:number-columns-repeated="7"/>
          <table:table-cell office:value-type="float" office:value="14.155" calcext:value-type="float">
            <text:p>14.155</text:p>
          </table:table-cell>
          <table:table-cell office:value-type="float" office:value="15.9028" calcext:value-type="float">
            <text:p>15.9028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6" calcext:value-type="float">
            <text:p>5.196</text:p>
          </table:table-cell>
          <table:table-cell office:value-type="float" office:value="16.4762" calcext:value-type="float">
            <text:p>16.4762</text:p>
          </table:table-cell>
          <table:table-cell table:number-columns-repeated="7"/>
          <table:table-cell office:value-type="float" office:value="14.156" calcext:value-type="float">
            <text:p>14.156</text:p>
          </table:table-cell>
          <table:table-cell office:value-type="float" office:value="15.8339" calcext:value-type="float">
            <text:p>15.833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198" calcext:value-type="float">
            <text:p>5.198</text:p>
          </table:table-cell>
          <table:table-cell office:value-type="float" office:value="16.4751" calcext:value-type="float">
            <text:p>16.4751</text:p>
          </table:table-cell>
          <table:table-cell table:number-columns-repeated="7"/>
          <table:table-cell office:value-type="float" office:value="14.363" calcext:value-type="float">
            <text:p>14.363</text:p>
          </table:table-cell>
          <table:table-cell office:value-type="float" office:value="15.8304" calcext:value-type="float">
            <text:p>15.8304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68" calcext:value-type="float">
            <text:p>5.68</text:p>
          </table:table-cell>
          <table:table-cell office:value-type="float" office:value="16.4673" calcext:value-type="float">
            <text:p>16.4673</text:p>
          </table:table-cell>
          <table:table-cell table:number-columns-repeated="7"/>
          <table:table-cell office:value-type="float" office:value="14.368" calcext:value-type="float">
            <text:p>14.368</text:p>
          </table:table-cell>
          <table:table-cell office:value-type="float" office:value="15.8301" calcext:value-type="float">
            <text:p>15.8301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704" calcext:value-type="float">
            <text:p>5.704</text:p>
          </table:table-cell>
          <table:table-cell office:value-type="float" office:value="16.4427" calcext:value-type="float">
            <text:p>16.4427</text:p>
          </table:table-cell>
          <table:table-cell table:number-columns-repeated="7"/>
          <table:table-cell office:value-type="float" office:value="14.377" calcext:value-type="float">
            <text:p>14.377</text:p>
          </table:table-cell>
          <table:table-cell office:value-type="float" office:value="15.8135" calcext:value-type="float">
            <text:p>15.813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707" calcext:value-type="float">
            <text:p>5.707</text:p>
          </table:table-cell>
          <table:table-cell office:value-type="float" office:value="16.4418" calcext:value-type="float">
            <text:p>16.4418</text:p>
          </table:table-cell>
          <table:table-cell table:number-columns-repeated="7"/>
          <table:table-cell office:value-type="float" office:value="14.382" calcext:value-type="float">
            <text:p>14.382</text:p>
          </table:table-cell>
          <table:table-cell office:value-type="float" office:value="15.7779" calcext:value-type="float">
            <text:p>15.777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.728" calcext:value-type="float">
            <text:p>5.728</text:p>
          </table:table-cell>
          <table:table-cell office:value-type="float" office:value="16.3645" calcext:value-type="float">
            <text:p>16.364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.15" calcext:value-type="float">
            <text:p>6.15</text:p>
          </table:table-cell>
          <table:table-cell office:value-type="float" office:value="16.203" calcext:value-type="float">
            <text:p>16.20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.597" calcext:value-type="float">
            <text:p>6.597</text:p>
          </table:table-cell>
          <table:table-cell office:value-type="float" office:value="16.16" calcext:value-type="float">
            <text:p>16.1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6.6" calcext:value-type="float">
            <text:p>6.6</text:p>
          </table:table-cell>
          <table:table-cell office:value-type="float" office:value="16.1552" calcext:value-type="float">
            <text:p>16.155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.506" calcext:value-type="float">
            <text:p>7.506</text:p>
          </table:table-cell>
          <table:table-cell office:value-type="float" office:value="16.126" calcext:value-type="float">
            <text:p>16.12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.508" calcext:value-type="float">
            <text:p>7.508</text:p>
          </table:table-cell>
          <table:table-cell office:value-type="float" office:value="16.1212" calcext:value-type="float">
            <text:p>16.121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0.695" calcext:value-type="float">
            <text:p>10.695</text:p>
          </table:table-cell>
          <table:table-cell office:value-type="float" office:value="16.1178" calcext:value-type="float">
            <text:p>16.117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0.752" calcext:value-type="float">
            <text:p>10.752</text:p>
          </table:table-cell>
          <table:table-cell office:value-type="float" office:value="16.0706" calcext:value-type="float">
            <text:p>16.070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0.756" calcext:value-type="float">
            <text:p>10.756</text:p>
          </table:table-cell>
          <table:table-cell office:value-type="float" office:value="16.0658" calcext:value-type="float">
            <text:p>16.065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2.848" calcext:value-type="float">
            <text:p>12.848</text:p>
          </table:table-cell>
          <table:table-cell office:value-type="float" office:value="15.9721" calcext:value-type="float">
            <text:p>15.972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2.952" calcext:value-type="float">
            <text:p>12.952</text:p>
          </table:table-cell>
          <table:table-cell office:value-type="float" office:value="15.9685" calcext:value-type="float">
            <text:p>15.968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027" calcext:value-type="float">
            <text:p>13.027</text:p>
          </table:table-cell>
          <table:table-cell office:value-type="float" office:value="15.8106" calcext:value-type="float">
            <text:p>15.810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82" calcext:value-type="float">
            <text:p>13.182</text:p>
          </table:table-cell>
          <table:table-cell office:value-type="float" office:value="15.7813" calcext:value-type="float">
            <text:p>15.781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84" calcext:value-type="float">
            <text:p>13.184</text:p>
          </table:table-cell>
          <table:table-cell office:value-type="float" office:value="15.7672" calcext:value-type="float">
            <text:p>15.767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2" calcext:value-type="float">
            <text:p>13.192</text:p>
          </table:table-cell>
          <table:table-cell office:value-type="float" office:value="15.7349" calcext:value-type="float">
            <text:p>15.734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4" calcext:value-type="float">
            <text:p>13.194</text:p>
          </table:table-cell>
          <table:table-cell office:value-type="float" office:value="15.7003" calcext:value-type="float">
            <text:p>15.700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4" calcext:value-type="float">
            <text:p>13.194</text:p>
          </table:table-cell>
          <table:table-cell office:value-type="float" office:value="15.69" calcext:value-type="float">
            <text:p>15.6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196" calcext:value-type="float">
            <text:p>13.196</text:p>
          </table:table-cell>
          <table:table-cell office:value-type="float" office:value="15.6859" calcext:value-type="float">
            <text:p>15.685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202" calcext:value-type="float">
            <text:p>13.202</text:p>
          </table:table-cell>
          <table:table-cell office:value-type="float" office:value="15.6847" calcext:value-type="float">
            <text:p>15.684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49" calcext:value-type="float">
            <text:p>13.349</text:p>
          </table:table-cell>
          <table:table-cell office:value-type="float" office:value="15.6826" calcext:value-type="float">
            <text:p>15.6826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52" calcext:value-type="float">
            <text:p>13.352</text:p>
          </table:table-cell>
          <table:table-cell office:value-type="float" office:value="15.6779" calcext:value-type="float">
            <text:p>15.677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54" calcext:value-type="float">
            <text:p>13.354</text:p>
          </table:table-cell>
          <table:table-cell office:value-type="float" office:value="15.6737" calcext:value-type="float">
            <text:p>15.673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359" calcext:value-type="float">
            <text:p>13.359</text:p>
          </table:table-cell>
          <table:table-cell office:value-type="float" office:value="15.6725" calcext:value-type="float">
            <text:p>15.672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583" calcext:value-type="float">
            <text:p>13.583</text:p>
          </table:table-cell>
          <table:table-cell office:value-type="float" office:value="15.668" calcext:value-type="float">
            <text:p>15.66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88" calcext:value-type="float">
            <text:p>13.688</text:p>
          </table:table-cell>
          <table:table-cell office:value-type="float" office:value="15.6655" calcext:value-type="float">
            <text:p>15.6655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92" calcext:value-type="float">
            <text:p>13.692</text:p>
          </table:table-cell>
          <table:table-cell office:value-type="float" office:value="15.6597" calcext:value-type="float">
            <text:p>15.659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98" calcext:value-type="float">
            <text:p>13.698</text:p>
          </table:table-cell>
          <table:table-cell office:value-type="float" office:value="15.6549" calcext:value-type="float">
            <text:p>15.654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699" calcext:value-type="float">
            <text:p>13.699</text:p>
          </table:table-cell>
          <table:table-cell office:value-type="float" office:value="15.6508" calcext:value-type="float">
            <text:p>15.650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7" calcext:value-type="float">
            <text:p>13.7</text:p>
          </table:table-cell>
          <table:table-cell office:value-type="float" office:value="15.5818" calcext:value-type="float">
            <text:p>15.5818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707" calcext:value-type="float">
            <text:p>13.707</text:p>
          </table:table-cell>
          <table:table-cell office:value-type="float" office:value="15.5807" calcext:value-type="float">
            <text:p>15.580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3.755" calcext:value-type="float">
            <text:p>13.755</text:p>
          </table:table-cell>
          <table:table-cell office:value-type="float" office:value="15.4371" calcext:value-type="float">
            <text:p>15.4371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48" calcext:value-type="float">
            <text:p>14.748</text:p>
          </table:table-cell>
          <table:table-cell office:value-type="float" office:value="15.4289" calcext:value-type="float">
            <text:p>15.42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5" calcext:value-type="float">
            <text:p>14.75</text:p>
          </table:table-cell>
          <table:table-cell office:value-type="float" office:value="15.4247" calcext:value-type="float">
            <text:p>15.424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53" calcext:value-type="float">
            <text:p>14.753</text:p>
          </table:table-cell>
          <table:table-cell office:value-type="float" office:value="15.4199" calcext:value-type="float">
            <text:p>15.419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754" calcext:value-type="float">
            <text:p>14.754</text:p>
          </table:table-cell>
          <table:table-cell office:value-type="float" office:value="15.3509" calcext:value-type="float">
            <text:p>15.350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.848" calcext:value-type="float">
            <text:p>14.848</text:p>
          </table:table-cell>
          <table:table-cell office:value-type="float" office:value="15.3272" calcext:value-type="float">
            <text:p>15.327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currency-symbol number:language="en" number:country="ZM">K</number:currency-symbol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ZM">K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en" number:country="ZM">K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ZM">K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ZM">K</number:currency-symbol>
      <number:number number:decimal-places="0" number:min-decimal-places="0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ZM">K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en" number:country="ZM">K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en" number:country="ZM">K</number:currency-symbol>
      <number:number number:decimal-places="2" number:min-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M">K</number:currency-symbol>
      <number:number number:decimal-places="2" number:min-decimal-places="0" number:min-integer-digits="1" number:decimal-replacement="--" number:grouping="true"/>
    </number:currency-style>
    <number:currency-style style:name="N136">
      <style:text-properties fo:color="#ff0000"/>
      <number:text>-</number:text>
      <number:currency-symbol number:language="en" number:country="ZM">K</number:currency-symbol>
      <number:number number:decimal-places="2" number:min-decimal-places="0" number:min-integer-digits="1" number:decimal-replacement="--" number:grouping="true"/>
      <style:map style:condition="value()&gt;=0" style:apply-style-name="N136P0"/>
    </number:currency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currency-style style:name="N142P0" style:volatile="true">
      <number:currency-symbol number:language="en" number:country="ZM">K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42">
      <number:text>-</number:text>
      <number:currency-symbol number:language="en" number:country="ZM">K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ZM">K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44">
      <number:text>-</number:text>
      <number:currency-symbol number:language="en" number:country="ZM">K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14:23:33.490000000</meta:creation-date>
    <dc:date>2023-05-10T17:04:06.454000000</dc:date>
    <meta:editing-duration>PT2H2M29S</meta:editing-duration>
    <meta:editing-cycles>7</meta:editing-cycles>
    <meta:generator>LibreOffice/7.3.4.2$Windows_X86_64 LibreOffice_project/728fec16bd5f605073805c3c9e7c4212a0120dc5</meta:generator>
    <meta:document-statistic meta:table-count="1" meta:cell-count="86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5f5f5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Dot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loext:overlay="true" svg:x="8.671cm" svg:y="0.378cm" style:legend-expansion="custom" svg:width="4.236cm" svg:height="1.594cm" style:legend-expansion-aspect-ratio="2.65746549560853" chart:style-name="ch2"/>
        <chart:plot-area chart:style-name="ch3" table:cell-range-address="Sheet1.F1:Sheet1.G66 Sheet1.E1:Sheet1.E1 Sheet1.Q1:Sheet1.Q1 Sheet1.S1:Sheet1.S138 Sheet1.N1:Sheet1.N1 Sheet1.P1:Sheet1.P3 Sheet1.B1:Sheet1.B1 Sheet1.C2:Sheet1.C3 Sheet1.H1:Sheet1.H1 Sheet1.J1:Sheet1.J174" chart:data-source-has-labels="row" svg:x="1.33cm" svg:y="0.18cm" svg:width="14.349cm" svg:height="7.665cm">
          <chart:coordinate-region svg:x="1.951cm" svg:y="0.379cm" svg:width="13.541cm" svg:height="6.819cm"/>
          <chart:axis chart:dimension="x" chart:name="primary-x" chart:style-name="ch4">
            <chart:title svg:x="7.402cm" svg:y="8.025cm" chart:style-name="ch5">
              <text:p>execution time</text:p>
            </chart:title>
            <chart:grid chart:style-name="ch6" chart:class="major"/>
          </chart:axis>
          <chart:axis chart:dimension="y" chart:name="primary-y" chart:style-name="ch7">
            <chart:title svg:x="0.451cm" svg:y="4.982cm" chart:style-name="ch8">
              <text:p>solution time</text:p>
            </chart:title>
            <chart:grid chart:style-name="ch6" chart:class="major"/>
          </chart:axis>
          <chart:series chart:style-name="ch9" chart:values-cell-range-address="Sheet1.G1:Sheet1.G66" chart:label-cell-address="Sheet1.E1:Sheet1.E1" chart:class="chart:scatter">
            <chart:domain table:cell-range-address="Sheet1.F1:Sheet1.F66"/>
            <chart:data-point chart:repeated="66"/>
          </chart:series>
          <chart:series chart:style-name="ch10" chart:values-cell-range-address="Sheet1.S1:Sheet1.S138" chart:label-cell-address="Sheet1.Q1:Sheet1.Q1" chart:class="chart:scatter">
            <chart:domain table:cell-range-address="Sheet1.R1:Sheet1.R138"/>
            <chart:data-point chart:repeated="138"/>
          </chart:series>
          <chart:series chart:style-name="ch11" chart:values-cell-range-address="Sheet1.P1:Sheet1.P3" chart:label-cell-address="Sheet1.N1:Sheet1.N1" chart:class="chart:scatter">
            <chart:domain table:cell-range-address="Sheet1.O1:Sheet1.O3"/>
            <chart:data-point chart:repeated="3"/>
          </chart:series>
          <chart:series chart:style-name="ch12" chart:values-cell-range-address="Sheet1.C2:Sheet1.C3" chart:label-cell-address="Sheet1.B1:Sheet1.B1" chart:class="chart:scatter">
            <chart:domain table:cell-range-address="Sheet1.B2:Sheet1.B3"/>
            <chart:data-point chart:repeated="2"/>
          </chart:series>
          <chart:series chart:style-name="ch13" chart:values-cell-range-address="Sheet1.J1:Sheet1.J174" chart:label-cell-address="Sheet1.H1:Sheet1.H1" chart:class="chart:scatter">
            <chart:domain table:cell-range-address="Sheet1.I1:Sheet1.I174"/>
            <chart:data-point chart:repeated="17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Baseline</text:p>
                <draw:g>
                  <svg:desc>Sheet1.E1:Sheet1.E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Random bumps</text:p>
                <draw:g>
                  <svg:desc>Sheet1.Q1:Sheet1.Q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Random search</text:p>
                <draw:g>
                  <svg:desc>Sheet1.N1:Sheet1.N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Quick heuristic</text:p>
                <draw:g>
                  <svg:desc>Sheet1.B1:Sheet1.B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Score on ti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1">
                <text:p>0.311</text:p>
                <draw:g>
                  <svg:desc>Sheet1.F1:Sheet1.F66</svg:desc>
                </draw:g>
              </table:table-cell>
              <table:table-cell office:value-type="float" office:value="20.8426">
                <text:p>20.8426</text:p>
                <draw:g>
                  <svg:desc>Sheet1.G1:Sheet1.G66</svg:desc>
                </draw:g>
              </table:table-cell>
              <table:table-cell office:value-type="float" office:value="0.919">
                <text:p>0.919</text:p>
                <draw:g>
                  <svg:desc>Sheet1.R1:Sheet1.R138</svg:desc>
                </draw:g>
              </table:table-cell>
              <table:table-cell office:value-type="float" office:value="19.6052">
                <text:p>19.6052</text:p>
                <draw:g>
                  <svg:desc>Sheet1.S1:Sheet1.S138</svg:desc>
                </draw:g>
              </table:table-cell>
              <table:table-cell office:value-type="float" office:value="13.807">
                <text:p>13.807</text:p>
                <draw:g>
                  <svg:desc>Sheet1.O1:Sheet1.O3</svg:desc>
                </draw:g>
              </table:table-cell>
              <table:table-cell office:value-type="float" office:value="21.9613">
                <text:p>21.9613</text:p>
                <draw:g>
                  <svg:desc>Sheet1.P1:Sheet1.P3</svg:desc>
                </draw:g>
              </table:table-cell>
              <table:table-cell office:value-type="float" office:value="0">
                <text:p>0</text:p>
                <draw:g>
                  <svg:desc>Sheet1.B2:Sheet1.B3</svg:desc>
                </draw:g>
              </table:table-cell>
              <table:table-cell office:value-type="float" office:value="20.6842">
                <text:p>20.6842</text:p>
                <draw:g>
                  <svg:desc>Sheet1.C2:Sheet1.C3</svg:desc>
                </draw:g>
              </table:table-cell>
              <table:table-cell office:value-type="float" office:value="1.034">
                <text:p>1.034</text:p>
                <draw:g>
                  <svg:desc>Sheet1.I1:Sheet1.I174</svg:desc>
                </draw:g>
              </table:table-cell>
              <table:table-cell office:value-type="float" office:value="19.6052">
                <text:p>19.6052</text:p>
                <draw:g>
                  <svg:desc>Sheet1.J1:Sheet1.J1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3">
                <text:p>0.313</text:p>
              </table:table-cell>
              <table:table-cell office:value-type="float" office:value="20.7467">
                <text:p>20.7467</text:p>
              </table:table-cell>
              <table:table-cell office:value-type="float" office:value="0.924">
                <text:p>0.924</text:p>
              </table:table-cell>
              <table:table-cell office:value-type="float" office:value="19.5051">
                <text:p>19.5051</text:p>
              </table:table-cell>
              <table:table-cell office:value-type="float" office:value="13.809">
                <text:p>13.809</text:p>
              </table:table-cell>
              <table:table-cell office:value-type="float" office:value="21.5757">
                <text:p>21.5757</text:p>
              </table:table-cell>
              <table:table-cell office:value-type="float" office:value="15">
                <text:p>15</text:p>
              </table:table-cell>
              <table:table-cell office:value-type="float" office:value="20.6842">
                <text:p>20.6842</text:p>
              </table:table-cell>
              <table:table-cell office:value-type="float" office:value="1.035">
                <text:p>1.035</text:p>
              </table:table-cell>
              <table:table-cell office:value-type="float" office:value="19.525">
                <text:p>19.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">
                <text:p>0.363</text:p>
              </table:table-cell>
              <table:table-cell office:value-type="float" office:value="20.611">
                <text:p>20.611</text:p>
              </table:table-cell>
              <table:table-cell office:value-type="float" office:value="0.925">
                <text:p>0.925</text:p>
              </table:table-cell>
              <table:table-cell office:value-type="float" office:value="19.4675">
                <text:p>19.4675</text:p>
              </table:table-cell>
              <table:table-cell office:value-type="float" office:value="14.577">
                <text:p>14.577</text:p>
              </table:table-cell>
              <table:table-cell office:value-type="float" office:value="20.8836">
                <text:p>20.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">
                <text:p>1.038</text:p>
              </table:table-cell>
              <table:table-cell office:value-type="float" office:value="19.4833">
                <text:p>19.4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6">
                <text:p>0.366</text:p>
              </table:table-cell>
              <table:table-cell office:value-type="float" office:value="20.5151">
                <text:p>20.5151</text:p>
              </table:table-cell>
              <table:table-cell office:value-type="float" office:value="0.974">
                <text:p>0.974</text:p>
              </table:table-cell>
              <table:table-cell office:value-type="float" office:value="19.2181">
                <text:p>19.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3">
                <text:p>1.053</text:p>
              </table:table-cell>
              <table:table-cell office:value-type="float" office:value="19.4746">
                <text:p>19.4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">
                <text:p>0.37</text:p>
              </table:table-cell>
              <table:table-cell office:value-type="float" office:value="20.4568">
                <text:p>20.4568</text:p>
              </table:table-cell>
              <table:table-cell office:value-type="float" office:value="0.978">
                <text:p>0.978</text:p>
              </table:table-cell>
              <table:table-cell office:value-type="float" office:value="19.1902">
                <text:p>19.1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5">
                <text:p>1.075</text:p>
              </table:table-cell>
              <table:table-cell office:value-type="float" office:value="19.2375">
                <text:p>19.2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20.4349">
                <text:p>20.4349</text:p>
              </table:table-cell>
              <table:table-cell office:value-type="float" office:value="0.991">
                <text:p>0.991</text:p>
              </table:table-cell>
              <table:table-cell office:value-type="float" office:value="19.1732">
                <text:p>19.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7">
                <text:p>1.077</text:p>
              </table:table-cell>
              <table:table-cell office:value-type="float" office:value="19.1785">
                <text:p>19.1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4">
                <text:p>0.384</text:p>
              </table:table-cell>
              <table:table-cell office:value-type="float" office:value="20.3503">
                <text:p>20.3503</text:p>
              </table:table-cell>
              <table:table-cell office:value-type="float" office:value="0.994">
                <text:p>0.994</text:p>
              </table:table-cell>
              <table:table-cell office:value-type="float" office:value="19.1647">
                <text:p>19.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">
                <text:p>1.087</text:p>
              </table:table-cell>
              <table:table-cell office:value-type="float" office:value="19.1647">
                <text:p>19.1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7">
                <text:p>0.387</text:p>
              </table:table-cell>
              <table:table-cell office:value-type="float" office:value="20.2701">
                <text:p>20.2701</text:p>
              </table:table-cell>
              <table:table-cell office:value-type="float" office:value="1.026">
                <text:p>1.026</text:p>
              </table:table-cell>
              <table:table-cell office:value-type="float" office:value="19.1633">
                <text:p>19.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2">
                <text:p>1.132</text:p>
              </table:table-cell>
              <table:table-cell office:value-type="float" office:value="19.1102">
                <text:p>19.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5">
                <text:p>0.395</text:p>
              </table:table-cell>
              <table:table-cell office:value-type="float" office:value="20.2419">
                <text:p>20.2419</text:p>
              </table:table-cell>
              <table:table-cell office:value-type="float" office:value="1.028">
                <text:p>1.028</text:p>
              </table:table-cell>
              <table:table-cell office:value-type="float" office:value="19.1407">
                <text:p>19.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">
                <text:p>1.133</text:p>
              </table:table-cell>
              <table:table-cell office:value-type="float" office:value="18.8611">
                <text:p>18.8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6">
                <text:p>0.396</text:p>
              </table:table-cell>
              <table:table-cell office:value-type="float" office:value="20.0885">
                <text:p>20.0885</text:p>
              </table:table-cell>
              <table:table-cell office:value-type="float" office:value="1.029">
                <text:p>1.029</text:p>
              </table:table-cell>
              <table:table-cell office:value-type="float" office:value="19.0926">
                <text:p>19.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4">
                <text:p>1.134</text:p>
              </table:table-cell>
              <table:table-cell office:value-type="float" office:value="18.7809">
                <text:p>18.78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2">
                <text:p>0.402</text:p>
              </table:table-cell>
              <table:table-cell office:value-type="float" office:value="19.8383">
                <text:p>19.8383</text:p>
              </table:table-cell>
              <table:table-cell office:value-type="float" office:value="1.032">
                <text:p>1.032</text:p>
              </table:table-cell>
              <table:table-cell office:value-type="float" office:value="19.0467">
                <text:p>19.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9">
                <text:p>1.139</text:p>
              </table:table-cell>
              <table:table-cell office:value-type="float" office:value="18.7806">
                <text:p>18.7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6">
                <text:p>0.406</text:p>
              </table:table-cell>
              <table:table-cell office:value-type="float" office:value="19.8336">
                <text:p>19.8336</text:p>
              </table:table-cell>
              <table:table-cell office:value-type="float" office:value="1.034">
                <text:p>1.034</text:p>
              </table:table-cell>
              <table:table-cell office:value-type="float" office:value="18.7806">
                <text:p>18.7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4">
                <text:p>1.144</text:p>
              </table:table-cell>
              <table:table-cell office:value-type="float" office:value="18.7649">
                <text:p>18.7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7">
                <text:p>0.407</text:p>
              </table:table-cell>
              <table:table-cell office:value-type="float" office:value="19.7901">
                <text:p>19.7901</text:p>
              </table:table-cell>
              <table:table-cell office:value-type="float" office:value="1.039">
                <text:p>1.039</text:p>
              </table:table-cell>
              <table:table-cell office:value-type="float" office:value="18.7743">
                <text:p>18.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">
                <text:p>1.153</text:p>
              </table:table-cell>
              <table:table-cell office:value-type="float" office:value="18.7511">
                <text:p>18.7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1">
                <text:p>0.411</text:p>
              </table:table-cell>
              <table:table-cell office:value-type="float" office:value="19.7671">
                <text:p>19.7671</text:p>
              </table:table-cell>
              <table:table-cell office:value-type="float" office:value="1.039">
                <text:p>1.039</text:p>
              </table:table-cell>
              <table:table-cell office:value-type="float" office:value="18.7588">
                <text:p>18.7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18.7278">
                <text:p>18.7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6">
                <text:p>0.426</text:p>
              </table:table-cell>
              <table:table-cell office:value-type="float" office:value="19.7048">
                <text:p>19.7048</text:p>
              </table:table-cell>
              <table:table-cell office:value-type="float" office:value="1.04">
                <text:p>1.04</text:p>
              </table:table-cell>
              <table:table-cell office:value-type="float" office:value="18.6854">
                <text:p>18.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2">
                <text:p>1.212</text:p>
              </table:table-cell>
              <table:table-cell office:value-type="float" office:value="18.6476">
                <text:p>18.6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28">
                <text:p>0.428</text:p>
              </table:table-cell>
              <table:table-cell office:value-type="float" office:value="19.4665">
                <text:p>19.4665</text:p>
              </table:table-cell>
              <table:table-cell office:value-type="float" office:value="1.041">
                <text:p>1.041</text:p>
              </table:table-cell>
              <table:table-cell office:value-type="float" office:value="18.6624">
                <text:p>18.6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18.6307">
                <text:p>18.6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1">
                <text:p>0.431</text:p>
              </table:table-cell>
              <table:table-cell office:value-type="float" office:value="19.3863">
                <text:p>19.3863</text:p>
              </table:table-cell>
              <table:table-cell office:value-type="float" office:value="1.089">
                <text:p>1.089</text:p>
              </table:table-cell>
              <table:table-cell office:value-type="float" office:value="18.6476">
                <text:p>18.6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5">
                <text:p>1.415</text:p>
              </table:table-cell>
              <table:table-cell office:value-type="float" office:value="18.6304">
                <text:p>18.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8">
                <text:p>0.438</text:p>
              </table:table-cell>
              <table:table-cell office:value-type="float" office:value="19.3633">
                <text:p>19.3633</text:p>
              </table:table-cell>
              <table:table-cell office:value-type="float" office:value="1.245">
                <text:p>1.245</text:p>
              </table:table-cell>
              <table:table-cell office:value-type="float" office:value="18.6354">
                <text:p>18.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18.621">
                <text:p>18.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5">
                <text:p>0.445</text:p>
              </table:table-cell>
              <table:table-cell office:value-type="float" office:value="19.339">
                <text:p>19.339</text:p>
              </table:table-cell>
              <table:table-cell office:value-type="float" office:value="1.252">
                <text:p>1.252</text:p>
              </table:table-cell>
              <table:table-cell office:value-type="float" office:value="18.621">
                <text:p>18.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3">
                <text:p>1.533</text:p>
              </table:table-cell>
              <table:table-cell office:value-type="float" office:value="18.5883">
                <text:p>18.58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9">
                <text:p>0.449</text:p>
              </table:table-cell>
              <table:table-cell office:value-type="float" office:value="19.3227">
                <text:p>19.3227</text:p>
              </table:table-cell>
              <table:table-cell office:value-type="float" office:value="1.464">
                <text:p>1.464</text:p>
              </table:table-cell>
              <table:table-cell office:value-type="float" office:value="18.593">
                <text:p>18.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6">
                <text:p>1.536</text:p>
              </table:table-cell>
              <table:table-cell office:value-type="float" office:value="18.588">
                <text:p>18.5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">
                <text:p>0.45</text:p>
              </table:table-cell>
              <table:table-cell office:value-type="float" office:value="19.2427">
                <text:p>19.2427</text:p>
              </table:table-cell>
              <table:table-cell office:value-type="float" office:value="1.468">
                <text:p>1.468</text:p>
              </table:table-cell>
              <table:table-cell office:value-type="float" office:value="18.5386">
                <text:p>18.5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1">
                <text:p>1.541</text:p>
              </table:table-cell>
              <table:table-cell office:value-type="float" office:value="18.5386">
                <text:p>18.5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2">
                <text:p>0.452</text:p>
              </table:table-cell>
              <table:table-cell office:value-type="float" office:value="19.1106">
                <text:p>19.1106</text:p>
              </table:table-cell>
              <table:table-cell office:value-type="float" office:value="1.471">
                <text:p>1.471</text:p>
              </table:table-cell>
              <table:table-cell office:value-type="float" office:value="18.5248">
                <text:p>18.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8">
                <text:p>1.548</text:p>
              </table:table-cell>
              <table:table-cell office:value-type="float" office:value="18.5248">
                <text:p>18.5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1">
                <text:p>0.481</text:p>
              </table:table-cell>
              <table:table-cell office:value-type="float" office:value="19.0936">
                <text:p>19.0936</text:p>
              </table:table-cell>
              <table:table-cell office:value-type="float" office:value="1.672">
                <text:p>1.672</text:p>
              </table:table-cell>
              <table:table-cell office:value-type="float" office:value="18.5023">
                <text:p>18.5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8">
                <text:p>1.648</text:p>
              </table:table-cell>
              <table:table-cell office:value-type="float" office:value="18.5023">
                <text:p>18.5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3">
                <text:p>0.533</text:p>
              </table:table-cell>
              <table:table-cell office:value-type="float" office:value="19.0804">
                <text:p>19.0804</text:p>
              </table:table-cell>
              <table:table-cell office:value-type="float" office:value="1.676">
                <text:p>1.676</text:p>
              </table:table-cell>
              <table:table-cell office:value-type="float" office:value="18.4832">
                <text:p>18.4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2">
                <text:p>1.702</text:p>
              </table:table-cell>
              <table:table-cell office:value-type="float" office:value="18.4854">
                <text:p>18.4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3">
                <text:p>0.543</text:p>
              </table:table-cell>
              <table:table-cell office:value-type="float" office:value="19.0324">
                <text:p>19.0324</text:p>
              </table:table-cell>
              <table:table-cell office:value-type="float" office:value="1.713">
                <text:p>1.713</text:p>
              </table:table-cell>
              <table:table-cell office:value-type="float" office:value="18.1581">
                <text:p>18.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">
                <text:p>1.707</text:p>
              </table:table-cell>
              <table:table-cell office:value-type="float" office:value="18.4851">
                <text:p>18.4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">
                <text:p>0.61</text:p>
              </table:table-cell>
              <table:table-cell office:value-type="float" office:value="18.9652">
                <text:p>18.9652</text:p>
              </table:table-cell>
              <table:table-cell office:value-type="float" office:value="1.84">
                <text:p>1.84</text:p>
              </table:table-cell>
              <table:table-cell office:value-type="float" office:value="18.1498">
                <text:p>18.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">
                <text:p>1.79</text:p>
              </table:table-cell>
              <table:table-cell office:value-type="float" office:value="18.3858">
                <text:p>18.38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2">
                <text:p>0.612</text:p>
              </table:table-cell>
              <table:table-cell office:value-type="float" office:value="18.9441">
                <text:p>18.9441</text:p>
              </table:table-cell>
              <table:table-cell office:value-type="float" office:value="1.843">
                <text:p>1.843</text:p>
              </table:table-cell>
              <table:table-cell office:value-type="float" office:value="18.1451">
                <text:p>18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1">
                <text:p>1.791</text:p>
              </table:table-cell>
              <table:table-cell office:value-type="float" office:value="18.3718">
                <text:p>18.3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13">
                <text:p>0.613</text:p>
              </table:table-cell>
              <table:table-cell office:value-type="float" office:value="18.9389">
                <text:p>18.9389</text:p>
              </table:table-cell>
              <table:table-cell office:value-type="float" office:value="1.846">
                <text:p>1.846</text:p>
              </table:table-cell>
              <table:table-cell office:value-type="float" office:value="18.1448">
                <text:p>18.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1">
                <text:p>1.791</text:p>
              </table:table-cell>
              <table:table-cell office:value-type="float" office:value="18.2386">
                <text:p>18.2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16">
                <text:p>0.616</text:p>
              </table:table-cell>
              <table:table-cell office:value-type="float" office:value="18.885">
                <text:p>18.885</text:p>
              </table:table-cell>
              <table:table-cell office:value-type="float" office:value="1.944">
                <text:p>1.944</text:p>
              </table:table-cell>
              <table:table-cell office:value-type="float" office:value="18.1111">
                <text:p>18.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2">
                <text:p>1.792</text:p>
              </table:table-cell>
              <table:table-cell office:value-type="float" office:value="18.1584">
                <text:p>18.1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7">
                <text:p>0.617</text:p>
              </table:table-cell>
              <table:table-cell office:value-type="float" office:value="18.7417">
                <text:p>18.7417</text:p>
              </table:table-cell>
              <table:table-cell office:value-type="float" office:value="1.947">
                <text:p>1.947</text:p>
              </table:table-cell>
              <table:table-cell office:value-type="float" office:value="18.1067">
                <text:p>18.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5">
                <text:p>1.795</text:p>
              </table:table-cell>
              <table:table-cell office:value-type="float" office:value="18.1581">
                <text:p>18.1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9">
                <text:p>0.629</text:p>
              </table:table-cell>
              <table:table-cell office:value-type="float" office:value="18.6735">
                <text:p>18.6735</text:p>
              </table:table-cell>
              <table:table-cell office:value-type="float" office:value="1.948">
                <text:p>1.948</text:p>
              </table:table-cell>
              <table:table-cell office:value-type="float" office:value="18.0845">
                <text:p>18.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18.1451">
                <text:p>18.1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7">
                <text:p>0.697</text:p>
              </table:table-cell>
              <table:table-cell office:value-type="float" office:value="18.629">
                <text:p>18.629</text:p>
              </table:table-cell>
              <table:table-cell office:value-type="float" office:value="1.949">
                <text:p>1.949</text:p>
              </table:table-cell>
              <table:table-cell office:value-type="float" office:value="18.0676">
                <text:p>18.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3">
                <text:p>1.883</text:p>
              </table:table-cell>
              <table:table-cell office:value-type="float" office:value="18.1448">
                <text:p>18.14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1">
                <text:p>0.711</text:p>
              </table:table-cell>
              <table:table-cell office:value-type="float" office:value="18.6147">
                <text:p>18.6147</text:p>
              </table:table-cell>
              <table:table-cell office:value-type="float" office:value="1.949">
                <text:p>1.949</text:p>
              </table:table-cell>
              <table:table-cell office:value-type="float" office:value="18.0523">
                <text:p>18.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18.1348">
                <text:p>18.13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41">
                <text:p>0.741</text:p>
              </table:table-cell>
              <table:table-cell office:value-type="float" office:value="18.593">
                <text:p>18.593</text:p>
              </table:table-cell>
              <table:table-cell office:value-type="float" office:value="1.95">
                <text:p>1.95</text:p>
              </table:table-cell>
              <table:table-cell office:value-type="float" office:value="18.0111">
                <text:p>18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9">
                <text:p>2.109</text:p>
              </table:table-cell>
              <table:table-cell office:value-type="float" office:value="18.1169">
                <text:p>18.1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47">
                <text:p>0.747</text:p>
              </table:table-cell>
              <table:table-cell office:value-type="float" office:value="18.5752">
                <text:p>18.5752</text:p>
              </table:table-cell>
              <table:table-cell office:value-type="float" office:value="1.95">
                <text:p>1.95</text:p>
              </table:table-cell>
              <table:table-cell office:value-type="float" office:value="18.0009">
                <text:p>18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1">
                <text:p>2.111</text:p>
              </table:table-cell>
              <table:table-cell office:value-type="float" office:value="18.1166">
                <text:p>18.11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48">
                <text:p>0.748</text:p>
              </table:table-cell>
              <table:table-cell office:value-type="float" office:value="18.495">
                <text:p>18.495</text:p>
              </table:table-cell>
              <table:table-cell office:value-type="float" office:value="1.951">
                <text:p>1.951</text:p>
              </table:table-cell>
              <table:table-cell office:value-type="float" office:value="17.935">
                <text:p>17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5">
                <text:p>2.125</text:p>
              </table:table-cell>
              <table:table-cell office:value-type="float" office:value="18.0582">
                <text:p>18.0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7">
                <text:p>0.777</text:p>
              </table:table-cell>
              <table:table-cell office:value-type="float" office:value="18.4809">
                <text:p>18.4809</text:p>
              </table:table-cell>
              <table:table-cell office:value-type="float" office:value="1.952">
                <text:p>1.952</text:p>
              </table:table-cell>
              <table:table-cell office:value-type="float" office:value="17.9186">
                <text:p>17.9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1">
                <text:p>2.131</text:p>
              </table:table-cell>
              <table:table-cell office:value-type="float" office:value="18.0579">
                <text:p>18.0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7">
                <text:p>0.777</text:p>
              </table:table-cell>
              <table:table-cell office:value-type="float" office:value="18.4757">
                <text:p>18.4757</text:p>
              </table:table-cell>
              <table:table-cell office:value-type="float" office:value="2.037">
                <text:p>2.037</text:p>
              </table:table-cell>
              <table:table-cell office:value-type="float" office:value="17.8739">
                <text:p>17.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2">
                <text:p>2.142</text:p>
              </table:table-cell>
              <table:table-cell office:value-type="float" office:value="18.0481">
                <text:p>18.04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9">
                <text:p>0.779</text:p>
              </table:table-cell>
              <table:table-cell office:value-type="float" office:value="18.3962">
                <text:p>18.3962</text:p>
              </table:table-cell>
              <table:table-cell office:value-type="float" office:value="2.102">
                <text:p>2.102</text:p>
              </table:table-cell>
              <table:table-cell office:value-type="float" office:value="17.8526">
                <text:p>17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3">
                <text:p>2.143</text:p>
              </table:table-cell>
              <table:table-cell office:value-type="float" office:value="18.0341">
                <text:p>18.0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9">
                <text:p>0.779</text:p>
              </table:table-cell>
              <table:table-cell office:value-type="float" office:value="18.3252">
                <text:p>18.3252</text:p>
              </table:table-cell>
              <table:table-cell office:value-type="float" office:value="2.103">
                <text:p>2.103</text:p>
              </table:table-cell>
              <table:table-cell office:value-type="float" office:value="17.8424">
                <text:p>17.8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6">
                <text:p>2.146</text:p>
              </table:table-cell>
              <table:table-cell office:value-type="float" office:value="18.0218">
                <text:p>18.02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9">
                <text:p>0.879</text:p>
              </table:table-cell>
              <table:table-cell office:value-type="float" office:value="18.3148">
                <text:p>18.3148</text:p>
              </table:table-cell>
              <table:table-cell office:value-type="float" office:value="2.105">
                <text:p>2.105</text:p>
              </table:table-cell>
              <table:table-cell office:value-type="float" office:value="17.8224">
                <text:p>17.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2">
                <text:p>2.152</text:p>
              </table:table-cell>
              <table:table-cell office:value-type="float" office:value="18.0215">
                <text:p>18.0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9">
                <text:p>0.879</text:p>
              </table:table-cell>
              <table:table-cell office:value-type="float" office:value="18.2438">
                <text:p>18.2438</text:p>
              </table:table-cell>
              <table:table-cell office:value-type="float" office:value="2.106">
                <text:p>2.106</text:p>
              </table:table-cell>
              <table:table-cell office:value-type="float" office:value="17.8122">
                <text:p>17.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2">
                <text:p>2.162</text:p>
              </table:table-cell>
              <table:table-cell office:value-type="float" office:value="17.8216">
                <text:p>17.8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">
                <text:p>0.88</text:p>
              </table:table-cell>
              <table:table-cell office:value-type="float" office:value="18.2346">
                <text:p>18.2346</text:p>
              </table:table-cell>
              <table:table-cell office:value-type="float" office:value="2.108">
                <text:p>2.108</text:p>
              </table:table-cell>
              <table:table-cell office:value-type="float" office:value="17.788">
                <text:p>17.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3">
                <text:p>2.163</text:p>
              </table:table-cell>
              <table:table-cell office:value-type="float" office:value="17.8051">
                <text:p>17.8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1">
                <text:p>0.881</text:p>
              </table:table-cell>
              <table:table-cell office:value-type="float" office:value="18.1636">
                <text:p>18.1636</text:p>
              </table:table-cell>
              <table:table-cell office:value-type="float" office:value="2.115">
                <text:p>2.115</text:p>
              </table:table-cell>
              <table:table-cell office:value-type="float" office:value="17.762">
                <text:p>17.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6">
                <text:p>2.166</text:p>
              </table:table-cell>
              <table:table-cell office:value-type="float" office:value="17.8048">
                <text:p>17.80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4">
                <text:p>1.014</text:p>
              </table:table-cell>
              <table:table-cell office:value-type="float" office:value="18.1198">
                <text:p>18.1198</text:p>
              </table:table-cell>
              <table:table-cell office:value-type="float" office:value="2.117">
                <text:p>2.117</text:p>
              </table:table-cell>
              <table:table-cell office:value-type="float" office:value="17.5983">
                <text:p>17.5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">
                <text:p>2.18</text:p>
              </table:table-cell>
              <table:table-cell office:value-type="float" office:value="17.7996">
                <text:p>17.7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1">
                <text:p>1.071</text:p>
              </table:table-cell>
              <table:table-cell office:value-type="float" office:value="18.088">
                <text:p>18.088</text:p>
              </table:table-cell>
              <table:table-cell office:value-type="float" office:value="2.119">
                <text:p>2.119</text:p>
              </table:table-cell>
              <table:table-cell office:value-type="float" office:value="17.5181">
                <text:p>17.5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7">
                <text:p>2.217</text:p>
              </table:table-cell>
              <table:table-cell office:value-type="float" office:value="17.7912">
                <text:p>17.79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73">
                <text:p>1.073</text:p>
              </table:table-cell>
              <table:table-cell office:value-type="float" office:value="18.0283">
                <text:p>18.0283</text:p>
              </table:table-cell>
              <table:table-cell office:value-type="float" office:value="2.121">
                <text:p>2.121</text:p>
              </table:table-cell>
              <table:table-cell office:value-type="float" office:value="17.5125">
                <text:p>17.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9">
                <text:p>2.219</text:p>
              </table:table-cell>
              <table:table-cell office:value-type="float" office:value="17.7821">
                <text:p>17.7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4">
                <text:p>1.074</text:p>
              </table:table-cell>
              <table:table-cell office:value-type="float" office:value="17.9694">
                <text:p>17.9694</text:p>
              </table:table-cell>
              <table:table-cell office:value-type="float" office:value="2.123">
                <text:p>2.123</text:p>
              </table:table-cell>
              <table:table-cell office:value-type="float" office:value="17.5036">
                <text:p>17.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3">
                <text:p>2.223</text:p>
              </table:table-cell>
              <table:table-cell office:value-type="float" office:value="17.7234">
                <text:p>17.72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75">
                <text:p>1.075</text:p>
              </table:table-cell>
              <table:table-cell office:value-type="float" office:value="17.935">
                <text:p>17.935</text:p>
              </table:table-cell>
              <table:table-cell office:value-type="float" office:value="2.21">
                <text:p>2.21</text:p>
              </table:table-cell>
              <table:table-cell office:value-type="float" office:value="17.4931">
                <text:p>17.4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5">
                <text:p>2.225</text:p>
              </table:table-cell>
              <table:table-cell office:value-type="float" office:value="17.707">
                <text:p>17.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85">
                <text:p>1.285</text:p>
              </table:table-cell>
              <table:table-cell office:value-type="float" office:value="17.8447">
                <text:p>17.8447</text:p>
              </table:table-cell>
              <table:table-cell office:value-type="float" office:value="2.256">
                <text:p>2.256</text:p>
              </table:table-cell>
              <table:table-cell office:value-type="float" office:value="17.3711">
                <text:p>17.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7">
                <text:p>2.227</text:p>
              </table:table-cell>
              <table:table-cell office:value-type="float" office:value="17.6432">
                <text:p>17.64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86">
                <text:p>1.286</text:p>
              </table:table-cell>
              <table:table-cell office:value-type="float" office:value="17.7645">
                <text:p>17.7645</text:p>
              </table:table-cell>
              <table:table-cell office:value-type="float" office:value="2.268">
                <text:p>2.268</text:p>
              </table:table-cell>
              <table:table-cell office:value-type="float" office:value="17.3158">
                <text:p>17.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8">
                <text:p>2.228</text:p>
              </table:table-cell>
              <table:table-cell office:value-type="float" office:value="17.6268">
                <text:p>17.6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26">
                <text:p>1.326</text:p>
              </table:table-cell>
              <table:table-cell office:value-type="float" office:value="17.7604">
                <text:p>17.7604</text:p>
              </table:table-cell>
              <table:table-cell office:value-type="float" office:value="2.284">
                <text:p>2.284</text:p>
              </table:table-cell>
              <table:table-cell office:value-type="float" office:value="17.3056">
                <text:p>17.3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">
                <text:p>2.23</text:p>
              </table:table-cell>
              <table:table-cell office:value-type="float" office:value="17.6265">
                <text:p>17.6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26">
                <text:p>1.326</text:p>
              </table:table-cell>
              <table:table-cell office:value-type="float" office:value="17.6638">
                <text:p>17.6638</text:p>
              </table:table-cell>
              <table:table-cell office:value-type="float" office:value="2.295">
                <text:p>2.295</text:p>
              </table:table-cell>
              <table:table-cell office:value-type="float" office:value="17.2775">
                <text:p>17.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4">
                <text:p>2.234</text:p>
              </table:table-cell>
              <table:table-cell office:value-type="float" office:value="17.6227">
                <text:p>17.6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7">
                <text:p>1.327</text:p>
              </table:table-cell>
              <table:table-cell office:value-type="float" office:value="17.5633">
                <text:p>17.5633</text:p>
              </table:table-cell>
              <table:table-cell office:value-type="float" office:value="2.302">
                <text:p>2.302</text:p>
              </table:table-cell>
              <table:table-cell office:value-type="float" office:value="17.2704">
                <text:p>17.2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8">
                <text:p>2.248</text:p>
              </table:table-cell>
              <table:table-cell office:value-type="float" office:value="17.6226">
                <text:p>17.6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1">
                <text:p>1.51</text:p>
              </table:table-cell>
              <table:table-cell office:value-type="float" office:value="17.4493">
                <text:p>17.4493</text:p>
              </table:table-cell>
              <table:table-cell office:value-type="float" office:value="2.317">
                <text:p>2.317</text:p>
              </table:table-cell>
              <table:table-cell office:value-type="float" office:value="17.2407">
                <text:p>17.2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17.6134">
                <text:p>17.6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33">
                <text:p>1.633</text:p>
              </table:table-cell>
              <table:table-cell office:value-type="float" office:value="17.4484">
                <text:p>17.4484</text:p>
              </table:table-cell>
              <table:table-cell office:value-type="float" office:value="2.335">
                <text:p>2.335</text:p>
              </table:table-cell>
              <table:table-cell office:value-type="float" office:value="17.2401">
                <text:p>17.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3">
                <text:p>2.303</text:p>
              </table:table-cell>
              <table:table-cell office:value-type="float" office:value="17.5567">
                <text:p>17.5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79">
                <text:p>1.679</text:p>
              </table:table-cell>
              <table:table-cell office:value-type="float" office:value="17.4392">
                <text:p>17.4392</text:p>
              </table:table-cell>
              <table:table-cell office:value-type="float" office:value="2.36">
                <text:p>2.36</text:p>
              </table:table-cell>
              <table:table-cell office:value-type="float" office:value="17.2281">
                <text:p>17.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4">
                <text:p>2.304</text:p>
              </table:table-cell>
              <table:table-cell office:value-type="float" office:value="17.5342">
                <text:p>17.5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8">
                <text:p>1.68</text:p>
              </table:table-cell>
              <table:table-cell office:value-type="float" office:value="17.4167">
                <text:p>17.4167</text:p>
              </table:table-cell>
              <table:table-cell office:value-type="float" office:value="2.364">
                <text:p>2.364</text:p>
              </table:table-cell>
              <table:table-cell office:value-type="float" office:value="17.1927">
                <text:p>17.1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">
                <text:p>2.306</text:p>
              </table:table-cell>
              <table:table-cell office:value-type="float" office:value="17.5307">
                <text:p>17.53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2">
                <text:p>1.692</text:p>
              </table:table-cell>
              <table:table-cell office:value-type="float" office:value="17.4066">
                <text:p>17.4066</text:p>
              </table:table-cell>
              <table:table-cell office:value-type="float" office:value="2.492">
                <text:p>2.492</text:p>
              </table:table-cell>
              <table:table-cell office:value-type="float" office:value="17.1909">
                <text:p>17.1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">
                <text:p>2.38</text:p>
              </table:table-cell>
              <table:table-cell office:value-type="float" office:value="17.4568">
                <text:p>17.45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89">
                <text:p>1.789</text:p>
              </table:table-cell>
              <table:table-cell office:value-type="float" office:value="17.3165">
                <text:p>17.3165</text:p>
              </table:table-cell>
              <table:table-cell office:value-type="float" office:value="2.497">
                <text:p>2.497</text:p>
              </table:table-cell>
              <table:table-cell office:value-type="float" office:value="17.1859">
                <text:p>17.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2">
                <text:p>2.392</text:p>
              </table:table-cell>
              <table:table-cell office:value-type="float" office:value="17.4567">
                <text:p>17.45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85">
                <text:p>1.885</text:p>
              </table:table-cell>
              <table:table-cell office:value-type="float" office:value="17.2564">
                <text:p>17.2564</text:p>
              </table:table-cell>
              <table:table-cell office:value-type="float" office:value="2.499">
                <text:p>2.499</text:p>
              </table:table-cell>
              <table:table-cell office:value-type="float" office:value="17.1554">
                <text:p>17.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4">
                <text:p>2.394</text:p>
              </table:table-cell>
              <table:table-cell office:value-type="float" office:value="17.4417">
                <text:p>17.44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87">
                <text:p>1.887</text:p>
              </table:table-cell>
              <table:table-cell office:value-type="float" office:value="17.2308">
                <text:p>17.2308</text:p>
              </table:table-cell>
              <table:table-cell office:value-type="float" office:value="2.528">
                <text:p>2.528</text:p>
              </table:table-cell>
              <table:table-cell office:value-type="float" office:value="17.1536">
                <text:p>17.1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9">
                <text:p>2.409</text:p>
              </table:table-cell>
              <table:table-cell office:value-type="float" office:value="17.417">
                <text:p>17.4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8">
                <text:p>2.078</text:p>
              </table:table-cell>
              <table:table-cell office:value-type="float" office:value="17.1804">
                <text:p>17.1804</text:p>
              </table:table-cell>
              <table:table-cell office:value-type="float" office:value="2.532">
                <text:p>2.532</text:p>
              </table:table-cell>
              <table:table-cell office:value-type="float" office:value="17.1451">
                <text:p>17.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17.3974">
                <text:p>17.39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88">
                <text:p>2.288</text:p>
              </table:table-cell>
              <table:table-cell office:value-type="float" office:value="17.1625">
                <text:p>17.1625</text:p>
              </table:table-cell>
              <table:table-cell office:value-type="float" office:value="2.854">
                <text:p>2.854</text:p>
              </table:table-cell>
              <table:table-cell office:value-type="float" office:value="17.1435">
                <text:p>17.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8">
                <text:p>2.538</text:p>
              </table:table-cell>
              <table:table-cell office:value-type="float" office:value="17.3445">
                <text:p>17.3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95">
                <text:p>2.295</text:p>
              </table:table-cell>
              <table:table-cell office:value-type="float" office:value="17.1546">
                <text:p>17.1546</text:p>
              </table:table-cell>
              <table:table-cell office:value-type="float" office:value="2.9">
                <text:p>2.9</text:p>
              </table:table-cell>
              <table:table-cell office:value-type="float" office:value="17.1424">
                <text:p>17.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1">
                <text:p>2.541</text:p>
              </table:table-cell>
              <table:table-cell office:value-type="float" office:value="17.341">
                <text:p>17.3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823">
                <text:p>6.823</text:p>
              </table:table-cell>
              <table:table-cell office:value-type="float" office:value="17.0942">
                <text:p>17.0942</text:p>
              </table:table-cell>
              <table:table-cell office:value-type="float" office:value="3.1">
                <text:p>3.1</text:p>
              </table:table-cell>
              <table:table-cell office:value-type="float" office:value="17.1396">
                <text:p>17.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4">
                <text:p>2.554</text:p>
              </table:table-cell>
              <table:table-cell office:value-type="float" office:value="17.3391">
                <text:p>17.3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5">
                <text:p>3.105</text:p>
              </table:table-cell>
              <table:table-cell office:value-type="float" office:value="17.1222">
                <text:p>17.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7">
                <text:p>2.557</text:p>
              </table:table-cell>
              <table:table-cell office:value-type="float" office:value="17.3372">
                <text:p>17.3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7">
                <text:p>3.107</text:p>
              </table:table-cell>
              <table:table-cell office:value-type="float" office:value="17.0997">
                <text:p>17.0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17.3294">
                <text:p>17.3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7">
                <text:p>3.107</text:p>
              </table:table-cell>
              <table:table-cell office:value-type="float" office:value="17.0751">
                <text:p>17.0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2">
                <text:p>2.562</text:p>
              </table:table-cell>
              <table:table-cell office:value-type="float" office:value="17.3259">
                <text:p>17.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7">
                <text:p>3.147</text:p>
              </table:table-cell>
              <table:table-cell office:value-type="float" office:value="17.0042">
                <text:p>17.0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1">
                <text:p>2.581</text:p>
              </table:table-cell>
              <table:table-cell office:value-type="float" office:value="17.3095">
                <text:p>17.3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2">
                <text:p>3.412</text:p>
              </table:table-cell>
              <table:table-cell office:value-type="float" office:value="16.998">
                <text:p>16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2">
                <text:p>2.582</text:p>
              </table:table-cell>
              <table:table-cell office:value-type="float" office:value="17.2962">
                <text:p>17.29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5">
                <text:p>3.415</text:p>
              </table:table-cell>
              <table:table-cell office:value-type="float" office:value="16.9908">
                <text:p>16.9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4">
                <text:p>2.584</text:p>
              </table:table-cell>
              <table:table-cell office:value-type="float" office:value="17.2657">
                <text:p>17.2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9">
                <text:p>3.489</text:p>
              </table:table-cell>
              <table:table-cell office:value-type="float" office:value="16.9838">
                <text:p>16.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8">
                <text:p>2.668</text:p>
              </table:table-cell>
              <table:table-cell office:value-type="float" office:value="17.2587">
                <text:p>17.2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3">
                <text:p>3.493</text:p>
              </table:table-cell>
              <table:table-cell office:value-type="float" office:value="16.9808">
                <text:p>16.9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2">
                <text:p>2.672</text:p>
              </table:table-cell>
              <table:table-cell office:value-type="float" office:value="17.2437">
                <text:p>17.2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5">
                <text:p>3.495</text:p>
              </table:table-cell>
              <table:table-cell office:value-type="float" office:value="16.9591">
                <text:p>16.9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8">
                <text:p>2.688</text:p>
              </table:table-cell>
              <table:table-cell office:value-type="float" office:value="17.219">
                <text:p>17.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2">
                <text:p>3.572</text:p>
              </table:table-cell>
              <table:table-cell office:value-type="float" office:value="16.9393">
                <text:p>16.9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9">
                <text:p>2.759</text:p>
              </table:table-cell>
              <table:table-cell office:value-type="float" office:value="17.2058">
                <text:p>17.2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3">
                <text:p>3.573</text:p>
              </table:table-cell>
              <table:table-cell office:value-type="float" office:value="16.8914">
                <text:p>16.8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1">
                <text:p>2.761</text:p>
              </table:table-cell>
              <table:table-cell office:value-type="float" office:value="17.1848">
                <text:p>17.1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16.8709">
                <text:p>16.8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2">
                <text:p>2.762</text:p>
              </table:table-cell>
              <table:table-cell office:value-type="float" office:value="17.1523">
                <text:p>17.1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5">
                <text:p>3.905</text:p>
              </table:table-cell>
              <table:table-cell office:value-type="float" office:value="16.8704">
                <text:p>16.8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8">
                <text:p>2.768</text:p>
              </table:table-cell>
              <table:table-cell office:value-type="float" office:value="17.1451">
                <text:p>17.1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09">
                <text:p>3.909</text:p>
              </table:table-cell>
              <table:table-cell office:value-type="float" office:value="16.863">
                <text:p>16.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04">
                <text:p>3.104</text:p>
              </table:table-cell>
              <table:table-cell office:value-type="float" office:value="17.1424">
                <text:p>17.1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4">
                <text:p>3.974</text:p>
              </table:table-cell>
              <table:table-cell office:value-type="float" office:value="16.8592">
                <text:p>16.8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6">
                <text:p>3.256</text:p>
              </table:table-cell>
              <table:table-cell office:value-type="float" office:value="17.1199">
                <text:p>17.1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1">
                <text:p>3.991</text:p>
              </table:table-cell>
              <table:table-cell office:value-type="float" office:value="16.8574">
                <text:p>16.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3">
                <text:p>3.263</text:p>
              </table:table-cell>
              <table:table-cell office:value-type="float" office:value="17.0744">
                <text:p>17.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">
                <text:p>3.994</text:p>
              </table:table-cell>
              <table:table-cell office:value-type="float" office:value="16.8526">
                <text:p>16.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4">
                <text:p>3.304</text:p>
              </table:table-cell>
              <table:table-cell office:value-type="float" office:value="17.0732">
                <text:p>17.0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5">
                <text:p>3.995</text:p>
              </table:table-cell>
              <table:table-cell office:value-type="float" office:value="16.7773">
                <text:p>16.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">
                <text:p>3.307</text:p>
              </table:table-cell>
              <table:table-cell office:value-type="float" office:value="17.0674">
                <text:p>17.06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7">
                <text:p>3.997</text:p>
              </table:table-cell>
              <table:table-cell office:value-type="float" office:value="16.7613">
                <text:p>16.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">
                <text:p>3.31</text:p>
              </table:table-cell>
              <table:table-cell office:value-type="float" office:value="17.0595">
                <text:p>17.0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8">
                <text:p>3.998</text:p>
              </table:table-cell>
              <table:table-cell office:value-type="float" office:value="16.7537">
                <text:p>16.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1">
                <text:p>3.311</text:p>
              </table:table-cell>
              <table:table-cell office:value-type="float" office:value="17.056">
                <text:p>17.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.751">
                <text:p>16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1">
                <text:p>3.331</text:p>
              </table:table-cell>
              <table:table-cell office:value-type="float" office:value="17.0501">
                <text:p>17.0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.7144">
                <text:p>16.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2">
                <text:p>3.332</text:p>
              </table:table-cell>
              <table:table-cell office:value-type="float" office:value="17.0427">
                <text:p>17.0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1">
                <text:p>4.001</text:p>
              </table:table-cell>
              <table:table-cell office:value-type="float" office:value="16.7109">
                <text:p>16.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4">
                <text:p>3.334</text:p>
              </table:table-cell>
              <table:table-cell office:value-type="float" office:value="17.0277">
                <text:p>17.0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">
                <text:p>4.01</text:p>
              </table:table-cell>
              <table:table-cell office:value-type="float" office:value="16.7108">
                <text:p>16.7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7">
                <text:p>3.427</text:p>
              </table:table-cell>
              <table:table-cell office:value-type="float" office:value="17.0145">
                <text:p>17.0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1">
                <text:p>4.011</text:p>
              </table:table-cell>
              <table:table-cell office:value-type="float" office:value="16.7073">
                <text:p>16.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  <table:table-cell office:value-type="float" office:value="16.984">
                <text:p>16.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5">
                <text:p>4.315</text:p>
              </table:table-cell>
              <table:table-cell office:value-type="float" office:value="16.6954">
                <text:p>16.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1">
                <text:p>3.431</text:p>
              </table:table-cell>
              <table:table-cell office:value-type="float" office:value="16.9516">
                <text:p>16.9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7">
                <text:p>4.317</text:p>
              </table:table-cell>
              <table:table-cell office:value-type="float" office:value="16.6892">
                <text:p>16.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4">
                <text:p>3.444</text:p>
              </table:table-cell>
              <table:table-cell office:value-type="float" office:value="16.9353">
                <text:p>16.93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8">
                <text:p>4.318</text:p>
              </table:table-cell>
              <table:table-cell office:value-type="float" office:value="16.6856">
                <text:p>16.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5">
                <text:p>3.445</text:p>
              </table:table-cell>
              <table:table-cell office:value-type="float" office:value="16.922">
                <text:p>16.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9">
                <text:p>4.339</text:p>
              </table:table-cell>
              <table:table-cell office:value-type="float" office:value="16.6584">
                <text:p>16.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2">
                <text:p>3.892</text:p>
              </table:table-cell>
              <table:table-cell office:value-type="float" office:value="16.9192">
                <text:p>16.9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">
                <text:p>4.341</text:p>
              </table:table-cell>
              <table:table-cell office:value-type="float" office:value="16.5525">
                <text:p>16.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  <table:table-cell office:value-type="float" office:value="16.9163">
                <text:p>16.9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">
                <text:p>4.971</text:p>
              </table:table-cell>
              <table:table-cell office:value-type="float" office:value="16.5151">
                <text:p>16.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7">
                <text:p>4.167</text:p>
              </table:table-cell>
              <table:table-cell office:value-type="float" office:value="16.9078">
                <text:p>16.9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6">
                <text:p>5.046</text:p>
              </table:table-cell>
              <table:table-cell office:value-type="float" office:value="16.4708">
                <text:p>16.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8">
                <text:p>4.168</text:p>
              </table:table-cell>
              <table:table-cell office:value-type="float" office:value="16.9043">
                <text:p>16.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9">
                <text:p>5.049</text:p>
              </table:table-cell>
              <table:table-cell office:value-type="float" office:value="16.4699">
                <text:p>16.4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9">
                <text:p>4.169</text:p>
              </table:table-cell>
              <table:table-cell office:value-type="float" office:value="16.8909">
                <text:p>16.8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55">
                <text:p>5.055</text:p>
              </table:table-cell>
              <table:table-cell office:value-type="float" office:value="16.4463">
                <text:p>16.4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71">
                <text:p>4.171</text:p>
              </table:table-cell>
              <table:table-cell office:value-type="float" office:value="16.8707">
                <text:p>16.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16.4232">
                <text:p>16.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8">
                <text:p>4.198</text:p>
              </table:table-cell>
              <table:table-cell office:value-type="float" office:value="16.8677">
                <text:p>16.8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4">
                <text:p>5.224</text:p>
              </table:table-cell>
              <table:table-cell office:value-type="float" office:value="16.4196">
                <text:p>16.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7">
                <text:p>4.257</text:p>
              </table:table-cell>
              <table:table-cell office:value-type="float" office:value="16.8544">
                <text:p>16.85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7">
                <text:p>5.227</text:p>
              </table:table-cell>
              <table:table-cell office:value-type="float" office:value="16.4182">
                <text:p>16.4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8">
                <text:p>4.258</text:p>
              </table:table-cell>
              <table:table-cell office:value-type="float" office:value="16.7946">
                <text:p>16.7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4">
                <text:p>5.234</text:p>
              </table:table-cell>
              <table:table-cell office:value-type="float" office:value="16.3783">
                <text:p>16.3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2">
                <text:p>4.262</text:p>
              </table:table-cell>
              <table:table-cell office:value-type="float" office:value="16.794">
                <text:p>16.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9">
                <text:p>5.269</text:p>
              </table:table-cell>
              <table:table-cell office:value-type="float" office:value="16.3645">
                <text:p>16.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6">
                <text:p>4.266</text:p>
              </table:table-cell>
              <table:table-cell office:value-type="float" office:value="16.7805">
                <text:p>16.7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65">
                <text:p>5.465</text:p>
              </table:table-cell>
              <table:table-cell office:value-type="float" office:value="16.2317">
                <text:p>16.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8">
                <text:p>4.268</text:p>
              </table:table-cell>
              <table:table-cell office:value-type="float" office:value="16.7757">
                <text:p>16.7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4">
                <text:p>5.494</text:p>
              </table:table-cell>
              <table:table-cell office:value-type="float" office:value="16.203">
                <text:p>16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">
                <text:p>4.27</text:p>
              </table:table-cell>
              <table:table-cell office:value-type="float" office:value="16.7682">
                <text:p>16.7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36">
                <text:p>6.736</text:p>
              </table:table-cell>
              <table:table-cell office:value-type="float" office:value="16.1874">
                <text:p>16.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1">
                <text:p>4.271</text:p>
              </table:table-cell>
              <table:table-cell office:value-type="float" office:value="16.762">
                <text:p>16.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71">
                <text:p>6.771</text:p>
              </table:table-cell>
              <table:table-cell office:value-type="float" office:value="16.1864">
                <text:p>16.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2">
                <text:p>4.272</text:p>
              </table:table-cell>
              <table:table-cell office:value-type="float" office:value="16.7316">
                <text:p>16.73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2">
                <text:p>6.782</text:p>
              </table:table-cell>
              <table:table-cell office:value-type="float" office:value="16.1685">
                <text:p>16.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5">
                <text:p>4.275</text:p>
              </table:table-cell>
              <table:table-cell office:value-type="float" office:value="16.7217">
                <text:p>16.72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9">
                <text:p>6.789</text:p>
              </table:table-cell>
              <table:table-cell office:value-type="float" office:value="16.1635">
                <text:p>16.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5">
                <text:p>4.275</text:p>
              </table:table-cell>
              <table:table-cell office:value-type="float" office:value="16.7155">
                <text:p>16.7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1">
                <text:p>7.051</text:p>
              </table:table-cell>
              <table:table-cell office:value-type="float" office:value="16.142">
                <text:p>16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8">
                <text:p>4.278</text:p>
              </table:table-cell>
              <table:table-cell office:value-type="float" office:value="16.7143">
                <text:p>16.7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4">
                <text:p>7.084</text:p>
              </table:table-cell>
              <table:table-cell office:value-type="float" office:value="16.139">
                <text:p>16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">
                <text:p>4.772</text:p>
              </table:table-cell>
              <table:table-cell office:value-type="float" office:value="16.6881">
                <text:p>16.6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88">
                <text:p>7.088</text:p>
              </table:table-cell>
              <table:table-cell office:value-type="float" office:value="16.1354">
                <text:p>16.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4">
                <text:p>4.774</text:p>
              </table:table-cell>
              <table:table-cell office:value-type="float" office:value="16.6819">
                <text:p>16.6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94">
                <text:p>7.094</text:p>
              </table:table-cell>
              <table:table-cell office:value-type="float" office:value="16.1252">
                <text:p>16.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2">
                <text:p>5.062</text:p>
              </table:table-cell>
              <table:table-cell office:value-type="float" office:value="16.6784">
                <text:p>16.6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84">
                <text:p>10.684</text:p>
              </table:table-cell>
              <table:table-cell office:value-type="float" office:value="16.1148">
                <text:p>16.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7">
                <text:p>5.097</text:p>
              </table:table-cell>
              <table:table-cell office:value-type="float" office:value="16.6772">
                <text:p>16.6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21">
                <text:p>10.721</text:p>
              </table:table-cell>
              <table:table-cell office:value-type="float" office:value="16.1122">
                <text:p>16.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98">
                <text:p>5.098</text:p>
              </table:table-cell>
              <table:table-cell office:value-type="float" office:value="16.6761">
                <text:p>16.6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31">
                <text:p>10.731</text:p>
              </table:table-cell>
              <table:table-cell office:value-type="float" office:value="16.071">
                <text:p>16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1">
                <text:p>5.101</text:p>
              </table:table-cell>
              <table:table-cell office:value-type="float" office:value="16.6673">
                <text:p>16.6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34">
                <text:p>10.734</text:p>
              </table:table-cell>
              <table:table-cell office:value-type="float" office:value="16.0674">
                <text:p>16.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2">
                <text:p>5.102</text:p>
              </table:table-cell>
              <table:table-cell office:value-type="float" office:value="16.6611">
                <text:p>16.6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83">
                <text:p>12.783</text:p>
              </table:table-cell>
              <table:table-cell office:value-type="float" office:value="16.0163">
                <text:p>16.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5">
                <text:p>5.105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1">
                <text:p>12.801</text:p>
              </table:table-cell>
              <table:table-cell office:value-type="float" office:value="16.0134">
                <text:p>16.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19">
                <text:p>5.119</text:p>
              </table:table-cell>
              <table:table-cell office:value-type="float" office:value="16.6533">
                <text:p>16.6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4">
                <text:p>12.804</text:p>
              </table:table-cell>
              <table:table-cell office:value-type="float" office:value="16.0111">
                <text:p>16.0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1">
                <text:p>5.121</text:p>
              </table:table-cell>
              <table:table-cell office:value-type="float" office:value="16.6498">
                <text:p>16.6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5">
                <text:p>12.805</text:p>
              </table:table-cell>
              <table:table-cell office:value-type="float" office:value="16.0063">
                <text:p>16.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2">
                <text:p>5.122</text:p>
              </table:table-cell>
              <table:table-cell office:value-type="float" office:value="16.6364">
                <text:p>16.63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32">
                <text:p>12.832</text:p>
              </table:table-cell>
              <table:table-cell office:value-type="float" office:value="15.9918">
                <text:p>15.9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3">
                <text:p>5.123</text:p>
              </table:table-cell>
              <table:table-cell office:value-type="float" office:value="16.6302">
                <text:p>16.6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57">
                <text:p>12.857</text:p>
              </table:table-cell>
              <table:table-cell office:value-type="float" office:value="15.9816">
                <text:p>15.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4">
                <text:p>5.124</text:p>
              </table:table-cell>
              <table:table-cell office:value-type="float" office:value="16.5998">
                <text:p>16.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">
                <text:p>12.94</text:p>
              </table:table-cell>
              <table:table-cell office:value-type="float" office:value="15.9399">
                <text:p>15.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6">
                <text:p>5.176</text:p>
              </table:table-cell>
              <table:table-cell office:value-type="float" office:value="16.5927">
                <text:p>16.5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2">
                <text:p>12.942</text:p>
              </table:table-cell>
              <table:table-cell office:value-type="float" office:value="15.9349">
                <text:p>15.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8">
                <text:p>5.178</text:p>
              </table:table-cell>
              <table:table-cell office:value-type="float" office:value="16.5604">
                <text:p>16.5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51">
                <text:p>13.051</text:p>
              </table:table-cell>
              <table:table-cell office:value-type="float" office:value="15.9344">
                <text:p>15.9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">
                <text:p>5.18</text:p>
              </table:table-cell>
              <table:table-cell office:value-type="float" office:value="16.5556">
                <text:p>16.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53">
                <text:p>13.053</text:p>
              </table:table-cell>
              <table:table-cell office:value-type="float" office:value="15.9295">
                <text:p>15.9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6">
                <text:p>5.186</text:p>
              </table:table-cell>
              <table:table-cell office:value-type="float" office:value="16.5502">
                <text:p>16.5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96">
                <text:p>13.096</text:p>
              </table:table-cell>
              <table:table-cell office:value-type="float" office:value="15.9285">
                <text:p>15.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7">
                <text:p>5.187</text:p>
              </table:table-cell>
              <table:table-cell office:value-type="float" office:value="16.5486">
                <text:p>16.5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43">
                <text:p>13.143</text:p>
              </table:table-cell>
              <table:table-cell office:value-type="float" office:value="15.9174">
                <text:p>15.9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1">
                <text:p>5.191</text:p>
              </table:table-cell>
              <table:table-cell office:value-type="float" office:value="16.5392">
                <text:p>16.5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46">
                <text:p>13.146</text:p>
              </table:table-cell>
              <table:table-cell office:value-type="float" office:value="15.9125">
                <text:p>15.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2">
                <text:p>5.192</text:p>
              </table:table-cell>
              <table:table-cell office:value-type="float" office:value="16.5259">
                <text:p>16.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55">
                <text:p>14.155</text:p>
              </table:table-cell>
              <table:table-cell office:value-type="float" office:value="15.9028">
                <text:p>15.9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4">
                <text:p>5.194</text:p>
              </table:table-cell>
              <table:table-cell office:value-type="float" office:value="16.4912">
                <text:p>16.4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56">
                <text:p>14.156</text:p>
              </table:table-cell>
              <table:table-cell office:value-type="float" office:value="15.8339">
                <text:p>15.8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6">
                <text:p>5.196</text:p>
              </table:table-cell>
              <table:table-cell office:value-type="float" office:value="16.4762">
                <text:p>16.4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3">
                <text:p>14.363</text:p>
              </table:table-cell>
              <table:table-cell office:value-type="float" office:value="15.8304">
                <text:p>15.8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98">
                <text:p>5.198</text:p>
              </table:table-cell>
              <table:table-cell office:value-type="float" office:value="16.4751">
                <text:p>16.4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68">
                <text:p>14.368</text:p>
              </table:table-cell>
              <table:table-cell office:value-type="float" office:value="15.8301">
                <text:p>15.8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">
                <text:p>5.68</text:p>
              </table:table-cell>
              <table:table-cell office:value-type="float" office:value="16.4673">
                <text:p>16.4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77">
                <text:p>14.377</text:p>
              </table:table-cell>
              <table:table-cell office:value-type="float" office:value="15.8135">
                <text:p>15.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4">
                <text:p>5.704</text:p>
              </table:table-cell>
              <table:table-cell office:value-type="float" office:value="16.4427">
                <text:p>16.4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382">
                <text:p>14.382</text:p>
              </table:table-cell>
              <table:table-cell office:value-type="float" office:value="15.7779">
                <text:p>15.7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7">
                <text:p>5.707</text:p>
              </table:table-cell>
              <table:table-cell office:value-type="float" office:value="16.4418">
                <text:p>16.4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8">
                <text:p>5.728</text:p>
              </table:table-cell>
              <table:table-cell office:value-type="float" office:value="16.3645">
                <text:p>16.3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5">
                <text:p>6.15</text:p>
              </table:table-cell>
              <table:table-cell office:value-type="float" office:value="16.203">
                <text:p>16.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">
                <text:p>6.597</text:p>
              </table:table-cell>
              <table:table-cell office:value-type="float" office:value="16.16">
                <text:p>16.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16.1552">
                <text:p>16.15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6">
                <text:p>7.506</text:p>
              </table:table-cell>
              <table:table-cell office:value-type="float" office:value="16.126">
                <text:p>16.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8">
                <text:p>7.508</text:p>
              </table:table-cell>
              <table:table-cell office:value-type="float" office:value="16.1212">
                <text:p>16.1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95">
                <text:p>10.695</text:p>
              </table:table-cell>
              <table:table-cell office:value-type="float" office:value="16.1178">
                <text:p>16.1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2">
                <text:p>10.752</text:p>
              </table:table-cell>
              <table:table-cell office:value-type="float" office:value="16.0706">
                <text:p>16.0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56">
                <text:p>10.756</text:p>
              </table:table-cell>
              <table:table-cell office:value-type="float" office:value="16.0658">
                <text:p>16.0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48">
                <text:p>12.848</text:p>
              </table:table-cell>
              <table:table-cell office:value-type="float" office:value="15.9721">
                <text:p>15.9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52">
                <text:p>12.952</text:p>
              </table:table-cell>
              <table:table-cell office:value-type="float" office:value="15.9685">
                <text:p>15.9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027">
                <text:p>13.027</text:p>
              </table:table-cell>
              <table:table-cell office:value-type="float" office:value="15.8106">
                <text:p>15.8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82">
                <text:p>13.182</text:p>
              </table:table-cell>
              <table:table-cell office:value-type="float" office:value="15.7813">
                <text:p>15.7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84">
                <text:p>13.184</text:p>
              </table:table-cell>
              <table:table-cell office:value-type="float" office:value="15.7672">
                <text:p>15.7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2">
                <text:p>13.192</text:p>
              </table:table-cell>
              <table:table-cell office:value-type="float" office:value="15.7349">
                <text:p>15.7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4">
                <text:p>13.194</text:p>
              </table:table-cell>
              <table:table-cell office:value-type="float" office:value="15.7003">
                <text:p>15.7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4">
                <text:p>13.194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96">
                <text:p>13.196</text:p>
              </table:table-cell>
              <table:table-cell office:value-type="float" office:value="15.6859">
                <text:p>15.6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02">
                <text:p>13.202</text:p>
              </table:table-cell>
              <table:table-cell office:value-type="float" office:value="15.6847">
                <text:p>15.6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49">
                <text:p>13.349</text:p>
              </table:table-cell>
              <table:table-cell office:value-type="float" office:value="15.6826">
                <text:p>15.6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52">
                <text:p>13.352</text:p>
              </table:table-cell>
              <table:table-cell office:value-type="float" office:value="15.6779">
                <text:p>15.6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54">
                <text:p>13.354</text:p>
              </table:table-cell>
              <table:table-cell office:value-type="float" office:value="15.6737">
                <text:p>15.6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59">
                <text:p>13.359</text:p>
              </table:table-cell>
              <table:table-cell office:value-type="float" office:value="15.6725">
                <text:p>15.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83">
                <text:p>13.583</text:p>
              </table:table-cell>
              <table:table-cell office:value-type="float" office:value="15.668">
                <text:p>15.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88">
                <text:p>13.688</text:p>
              </table:table-cell>
              <table:table-cell office:value-type="float" office:value="15.6655">
                <text:p>15.6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2">
                <text:p>13.692</text:p>
              </table:table-cell>
              <table:table-cell office:value-type="float" office:value="15.6597">
                <text:p>15.6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8">
                <text:p>13.698</text:p>
              </table:table-cell>
              <table:table-cell office:value-type="float" office:value="15.6549">
                <text:p>15.6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99">
                <text:p>13.699</text:p>
              </table:table-cell>
              <table:table-cell office:value-type="float" office:value="15.6508">
                <text:p>15.6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15.5818">
                <text:p>15.5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07">
                <text:p>13.707</text:p>
              </table:table-cell>
              <table:table-cell office:value-type="float" office:value="15.5807">
                <text:p>15.58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755">
                <text:p>13.755</text:p>
              </table:table-cell>
              <table:table-cell office:value-type="float" office:value="15.4371">
                <text:p>15.4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48">
                <text:p>14.748</text:p>
              </table:table-cell>
              <table:table-cell office:value-type="float" office:value="15.4289">
                <text:p>15.4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">
                <text:p>14.75</text:p>
              </table:table-cell>
              <table:table-cell office:value-type="float" office:value="15.4247">
                <text:p>15.4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3">
                <text:p>14.753</text:p>
              </table:table-cell>
              <table:table-cell office:value-type="float" office:value="15.4199">
                <text:p>15.4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54">
                <text:p>14.754</text:p>
              </table:table-cell>
              <table:table-cell office:value-type="float" office:value="15.3509">
                <text:p>15.3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48">
                <text:p>14.848</text:p>
              </table:table-cell>
              <table:table-cell office:value-type="float" office:value="15.3272">
                <text:p>15.3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